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4/content.xml" manifest:version="1.2"/>
  <manifest:file-entry manifest:media-type="application/xml" manifest:full-path="Formula-143/content.xml" manifest:version="1.2"/>
  <manifest:file-entry manifest:media-type="application/xml" manifest:full-path="Formula-142/content.xml" manifest:version="1.2"/>
  <manifest:file-entry manifest:media-type="application/xml" manifest:full-path="Formula-141/content.xml" manifest:version="1.2"/>
  <manifest:file-entry manifest:media-type="application/xml" manifest:full-path="Formula-140/content.xml" manifest:version="1.2"/>
  <manifest:file-entry manifest:media-type="application/xml" manifest:full-path="Formula-139/content.xml" manifest:version="1.2"/>
  <manifest:file-entry manifest:media-type="application/xml" manifest:full-path="Formula-138/content.xml" manifest:version="1.2"/>
  <manifest:file-entry manifest:media-type="application/xml" manifest:full-path="Formula-137/content.xml" manifest:version="1.2"/>
  <manifest:file-entry manifest:media-type="application/xml" manifest:full-path="Formula-136/content.xml" manifest:version="1.2"/>
  <manifest:file-entry manifest:media-type="application/xml" manifest:full-path="Formula-135/content.xml" manifest:version="1.2"/>
  <manifest:file-entry manifest:media-type="application/xml" manifest:full-path="Formula-134/content.xml" manifest:version="1.2"/>
  <manifest:file-entry manifest:media-type="application/xml" manifest:full-path="Formula-133/content.xml" manifest:version="1.2"/>
  <manifest:file-entry manifest:media-type="application/xml" manifest:full-path="Formula-132/content.xml" manifest:version="1.2"/>
  <manifest:file-entry manifest:media-type="application/pdf" manifest:full-path="Pictures/131.pdf" manifest:version="1.2"/>
  <manifest:file-entry manifest:media-type="application/xml" manifest:full-path="Formula-130/content.xml" manifest:version="1.2"/>
  <manifest:file-entry manifest:media-type="application/xml" manifest:full-path="Formula-129/content.xml" manifest:version="1.2"/>
  <manifest:file-entry manifest:media-type="application/xml" manifest:full-path="Formula-128/content.xml" manifest:version="1.2"/>
  <manifest:file-entry manifest:media-type="application/xml" manifest:full-path="Formula-127/content.xml" manifest:version="1.2"/>
  <manifest:file-entry manifest:media-type="application/xml" manifest:full-path="Formula-126/content.xml" manifest:version="1.2"/>
  <manifest:file-entry manifest:media-type="application/xml" manifest:full-path="Formula-125/content.xml" manifest:version="1.2"/>
  <manifest:file-entry manifest:media-type="application/xml" manifest:full-path="Formula-124/content.xml" manifest:version="1.2"/>
  <manifest:file-entry manifest:media-type="application/xml" manifest:full-path="Formula-123/content.xml" manifest:version="1.2"/>
  <manifest:file-entry manifest:media-type="application/xml" manifest:full-path="Formula-122/content.xml" manifest:version="1.2"/>
  <manifest:file-entry manifest:media-type="application/xml" manifest:full-path="Formula-121/content.xml" manifest:version="1.2"/>
  <manifest:file-entry manifest:media-type="application/xml" manifest:full-path="Formula-120/content.xml" manifest:version="1.2"/>
  <manifest:file-entry manifest:media-type="application/xml" manifest:full-path="Formula-119/content.xml" manifest:version="1.2"/>
  <manifest:file-entry manifest:media-type="application/xml" manifest:full-path="Formula-118/content.xml" manifest:version="1.2"/>
  <manifest:file-entry manifest:media-type="application/xml" manifest:full-path="Formula-117/content.xml" manifest:version="1.2"/>
  <manifest:file-entry manifest:media-type="application/xml" manifest:full-path="Formula-116/content.xml" manifest:version="1.2"/>
  <manifest:file-entry manifest:media-type="application/xml" manifest:full-path="Formula-115/content.xml" manifest:version="1.2"/>
  <manifest:file-entry manifest:media-type="application/xml" manifest:full-path="Formula-114/content.xml" manifest:version="1.2"/>
  <manifest:file-entry manifest:media-type="application/xml" manifest:full-path="Formula-113/content.xml" manifest:version="1.2"/>
  <manifest:file-entry manifest:media-type="application/xml" manifest:full-path="Formula-112/content.xml" manifest:version="1.2"/>
  <manifest:file-entry manifest:media-type="application/xml" manifest:full-path="Formula-111/content.xml" manifest:version="1.2"/>
  <manifest:file-entry manifest:media-type="application/xml" manifest:full-path="Formula-110/content.xml" manifest:version="1.2"/>
  <manifest:file-entry manifest:media-type="application/xml" manifest:full-path="Formula-109/content.xml" manifest:version="1.2"/>
  <manifest:file-entry manifest:media-type="application/xml" manifest:full-path="Formula-108/content.xml" manifest:version="1.2"/>
  <manifest:file-entry manifest:media-type="application/xml" manifest:full-path="Formula-107/content.xml" manifest:version="1.2"/>
  <manifest:file-entry manifest:media-type="application/xml" manifest:full-path="Formula-106/content.xml" manifest:version="1.2"/>
  <manifest:file-entry manifest:media-type="application/xml" manifest:full-path="Formula-105/content.xml" manifest:version="1.2"/>
  <manifest:file-entry manifest:media-type="application/xml" manifest:full-path="Formula-104/content.xml" manifest:version="1.2"/>
  <manifest:file-entry manifest:media-type="application/xml" manifest:full-path="Formula-103/content.xml" manifest:version="1.2"/>
  <manifest:file-entry manifest:media-type="application/xml" manifest:full-path="Formula-102/content.xml" manifest:version="1.2"/>
  <manifest:file-entry manifest:media-type="application/xml" manifest:full-path="Formula-101/content.xml" manifest:version="1.2"/>
  <manifest:file-entry manifest:media-type="application/xml" manifest:full-path="Formula-100/content.xml" manifest:version="1.2"/>
  <manifest:file-entry manifest:media-type="application/xml" manifest:full-path="Formula-99/content.xml" manifest:version="1.2"/>
  <manifest:file-entry manifest:media-type="application/xml" manifest:full-path="Formula-98/content.xml" manifest:version="1.2"/>
  <manifest:file-entry manifest:media-type="application/xml" manifest:full-path="Formula-97/content.xml" manifest:version="1.2"/>
  <manifest:file-entry manifest:media-type="application/xml" manifest:full-path="Formula-96/content.xml" manifest:version="1.2"/>
  <manifest:file-entry manifest:media-type="application/xml" manifest:full-path="Formula-95/content.xml" manifest:version="1.2"/>
  <manifest:file-entry manifest:media-type="application/xml" manifest:full-path="Formula-94/content.xml" manifest:version="1.2"/>
  <manifest:file-entry manifest:media-type="application/xml" manifest:full-path="Formula-93/content.xml" manifest:version="1.2"/>
  <manifest:file-entry manifest:media-type="application/xml" manifest:full-path="Formula-92/content.xml" manifest:version="1.2"/>
  <manifest:file-entry manifest:media-type="application/xml" manifest:full-path="Formula-91/content.xml" manifest:version="1.2"/>
  <manifest:file-entry manifest:media-type="application/xml" manifest:full-path="Formula-90/content.xml" manifest:version="1.2"/>
  <manifest:file-entry manifest:media-type="application/xml" manifest:full-path="Formula-89/content.xml" manifest:version="1.2"/>
  <manifest:file-entry manifest:media-type="application/xml" manifest:full-path="Formula-88/content.xml" manifest:version="1.2"/>
  <manifest:file-entry manifest:media-type="application/xml" manifest:full-path="Formula-87/content.xml" manifest:version="1.2"/>
  <manifest:file-entry manifest:media-type="application/xml" manifest:full-path="Formula-86/content.xml" manifest:version="1.2"/>
  <manifest:file-entry manifest:media-type="application/xml" manifest:full-path="Formula-85/content.xml" manifest:version="1.2"/>
  <manifest:file-entry manifest:media-type="application/xml" manifest:full-path="Formula-84/content.xml" manifest:version="1.2"/>
  <manifest:file-entry manifest:media-type="application/xml" manifest:full-path="Formula-83/content.xml" manifest:version="1.2"/>
  <manifest:file-entry manifest:media-type="application/xml" manifest:full-path="Formula-82/content.xml" manifest:version="1.2"/>
  <manifest:file-entry manifest:media-type="application/xml" manifest:full-path="Formula-81/content.xml" manifest:version="1.2"/>
  <manifest:file-entry manifest:media-type="application/xml" manifest:full-path="Formula-80/content.xml" manifest:version="1.2"/>
  <manifest:file-entry manifest:media-type="application/xml" manifest:full-path="Formula-79/content.xml" manifest:version="1.2"/>
  <manifest:file-entry manifest:media-type="application/xml" manifest:full-path="Formula-78/content.xml" manifest:version="1.2"/>
  <manifest:file-entry manifest:media-type="application/xml" manifest:full-path="Formula-77/content.xml" manifest:version="1.2"/>
  <manifest:file-entry manifest:media-type="application/xml" manifest:full-path="Formula-76/content.xml" manifest:version="1.2"/>
  <manifest:file-entry manifest:media-type="application/xml" manifest:full-path="Formula-75/content.xml" manifest:version="1.2"/>
  <manifest:file-entry manifest:media-type="application/xml" manifest:full-path="Formula-74/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144/" manifest:version="1.2"/>
  <manifest:file-entry manifest:media-type="application/vnd.oasis.opendocument.formula" manifest:full-path="Formula-143/" manifest:version="1.2"/>
  <manifest:file-entry manifest:media-type="application/vnd.oasis.opendocument.formula" manifest:full-path="Formula-142/" manifest:version="1.2"/>
  <manifest:file-entry manifest:media-type="application/vnd.oasis.opendocument.formula" manifest:full-path="Formula-141/" manifest:version="1.2"/>
  <manifest:file-entry manifest:media-type="application/vnd.oasis.opendocument.formula" manifest:full-path="Formula-140/" manifest:version="1.2"/>
  <manifest:file-entry manifest:media-type="application/vnd.oasis.opendocument.formula" manifest:full-path="Formula-139/" manifest:version="1.2"/>
  <manifest:file-entry manifest:media-type="application/vnd.oasis.opendocument.formula" manifest:full-path="Formula-138/" manifest:version="1.2"/>
  <manifest:file-entry manifest:media-type="application/vnd.oasis.opendocument.formula" manifest:full-path="Formula-137/" manifest:version="1.2"/>
  <manifest:file-entry manifest:media-type="application/vnd.oasis.opendocument.formula" manifest:full-path="Formula-136/" manifest:version="1.2"/>
  <manifest:file-entry manifest:media-type="application/vnd.oasis.opendocument.formula" manifest:full-path="Formula-135/" manifest:version="1.2"/>
  <manifest:file-entry manifest:media-type="application/vnd.oasis.opendocument.formula" manifest:full-path="Formula-134/" manifest:version="1.2"/>
  <manifest:file-entry manifest:media-type="application/vnd.oasis.opendocument.formula" manifest:full-path="Formula-133/"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29/" manifest:version="1.2"/>
  <manifest:file-entry manifest:media-type="application/vnd.oasis.opendocument.formula" manifest:full-path="Formula-128/" manifest:version="1.2"/>
  <manifest:file-entry manifest:media-type="application/vnd.oasis.opendocument.formula" manifest:full-path="Formula-127/" manifest:version="1.2"/>
  <manifest:file-entry manifest:media-type="application/vnd.oasis.opendocument.formula" manifest:full-path="Formula-126/" manifest:version="1.2"/>
  <manifest:file-entry manifest:media-type="application/vnd.oasis.opendocument.formula" manifest:full-path="Formula-125/" manifest:version="1.2"/>
  <manifest:file-entry manifest:media-type="application/vnd.oasis.opendocument.formula" manifest:full-path="Formula-124/" manifest:version="1.2"/>
  <manifest:file-entry manifest:media-type="application/vnd.oasis.opendocument.formula" manifest:full-path="Formula-123/" manifest:version="1.2"/>
  <manifest:file-entry manifest:media-type="application/vnd.oasis.opendocument.formula" manifest:full-path="Formula-122/" manifest:version="1.2"/>
  <manifest:file-entry manifest:media-type="application/vnd.oasis.opendocument.formula" manifest:full-path="Formula-121/" manifest:version="1.2"/>
  <manifest:file-entry manifest:media-type="application/vnd.oasis.opendocument.formula" manifest:full-path="Formula-120/" manifest:version="1.2"/>
  <manifest:file-entry manifest:media-type="application/vnd.oasis.opendocument.formula" manifest:full-path="Formula-119/" manifest:version="1.2"/>
  <manifest:file-entry manifest:media-type="application/vnd.oasis.opendocument.formula" manifest:full-path="Formula-118/" manifest:version="1.2"/>
  <manifest:file-entry manifest:media-type="application/vnd.oasis.opendocument.formula" manifest:full-path="Formula-117/" manifest:version="1.2"/>
  <manifest:file-entry manifest:media-type="application/vnd.oasis.opendocument.formula" manifest:full-path="Formula-116/" manifest:version="1.2"/>
  <manifest:file-entry manifest:media-type="application/vnd.oasis.opendocument.formula" manifest:full-path="Formula-115/" manifest:version="1.2"/>
  <manifest:file-entry manifest:media-type="application/vnd.oasis.opendocument.formula" manifest:full-path="Formula-114/" manifest:version="1.2"/>
  <manifest:file-entry manifest:media-type="application/vnd.oasis.opendocument.formula" manifest:full-path="Formula-113/" manifest:version="1.2"/>
  <manifest:file-entry manifest:media-type="application/vnd.oasis.opendocument.formula" manifest:full-path="Formula-112/" manifest:version="1.2"/>
  <manifest:file-entry manifest:media-type="application/vnd.oasis.opendocument.formula" manifest:full-path="Formula-111/" manifest:version="1.2"/>
  <manifest:file-entry manifest:media-type="application/vnd.oasis.opendocument.formula" manifest:full-path="Formula-110/" manifest:version="1.2"/>
  <manifest:file-entry manifest:media-type="application/vnd.oasis.opendocument.formula" manifest:full-path="Formula-109/" manifest:version="1.2"/>
  <manifest:file-entry manifest:media-type="application/vnd.oasis.opendocument.formula" manifest:full-path="Formula-108/" manifest:version="1.2"/>
  <manifest:file-entry manifest:media-type="application/vnd.oasis.opendocument.formula" manifest:full-path="Formula-107/" manifest:version="1.2"/>
  <manifest:file-entry manifest:media-type="application/vnd.oasis.opendocument.formula" manifest:full-path="Formula-106/" manifest:version="1.2"/>
  <manifest:file-entry manifest:media-type="application/vnd.oasis.opendocument.formula" manifest:full-path="Formula-105/" manifest:version="1.2"/>
  <manifest:file-entry manifest:media-type="application/vnd.oasis.opendocument.formula" manifest:full-path="Formula-104/" manifest:version="1.2"/>
  <manifest:file-entry manifest:media-type="application/vnd.oasis.opendocument.formula" manifest:full-path="Formula-103/" manifest:version="1.2"/>
  <manifest:file-entry manifest:media-type="application/vnd.oasis.opendocument.formula" manifest:full-path="Formula-102/" manifest:version="1.2"/>
  <manifest:file-entry manifest:media-type="application/vnd.oasis.opendocument.formula" manifest:full-path="Formula-101/" manifest:version="1.2"/>
  <manifest:file-entry manifest:media-type="application/vnd.oasis.opendocument.formula" manifest:full-path="Formula-100/" manifest:version="1.2"/>
  <manifest:file-entry manifest:media-type="application/vnd.oasis.opendocument.formula" manifest:full-path="Formula-99/" manifest:version="1.2"/>
  <manifest:file-entry manifest:media-type="application/vnd.oasis.opendocument.formula" manifest:full-path="Formula-98/" manifest:version="1.2"/>
  <manifest:file-entry manifest:media-type="application/vnd.oasis.opendocument.formula" manifest:full-path="Formula-97/" manifest:version="1.2"/>
  <manifest:file-entry manifest:media-type="application/vnd.oasis.opendocument.formula" manifest:full-path="Formula-96/" manifest:version="1.2"/>
  <manifest:file-entry manifest:media-type="application/vnd.oasis.opendocument.formula" manifest:full-path="Formula-95/" manifest:version="1.2"/>
  <manifest:file-entry manifest:media-type="application/vnd.oasis.opendocument.formula" manifest:full-path="Formula-94/" manifest:version="1.2"/>
  <manifest:file-entry manifest:media-type="application/vnd.oasis.opendocument.formula" manifest:full-path="Formula-93/" manifest:version="1.2"/>
  <manifest:file-entry manifest:media-type="application/vnd.oasis.opendocument.formula" manifest:full-path="Formula-92/" manifest:version="1.2"/>
  <manifest:file-entry manifest:media-type="application/vnd.oasis.opendocument.formula" manifest:full-path="Formula-91/" manifest:version="1.2"/>
  <manifest:file-entry manifest:media-type="application/vnd.oasis.opendocument.formula" manifest:full-path="Formula-90/" manifest:version="1.2"/>
  <manifest:file-entry manifest:media-type="application/vnd.oasis.opendocument.formula" manifest:full-path="Formula-89/" manifest:version="1.2"/>
  <manifest:file-entry manifest:media-type="application/vnd.oasis.opendocument.formula" manifest:full-path="Formula-88/" manifest:version="1.2"/>
  <manifest:file-entry manifest:media-type="application/vnd.oasis.opendocument.formula" manifest:full-path="Formula-87/" manifest:version="1.2"/>
  <manifest:file-entry manifest:media-type="application/vnd.oasis.opendocument.formula" manifest:full-path="Formula-86/" manifest:version="1.2"/>
  <manifest:file-entry manifest:media-type="application/vnd.oasis.opendocument.formula" manifest:full-path="Formula-85/" manifest:version="1.2"/>
  <manifest:file-entry manifest:media-type="application/vnd.oasis.opendocument.formula" manifest:full-path="Formula-84/" manifest:version="1.2"/>
  <manifest:file-entry manifest:media-type="application/vnd.oasis.opendocument.formula" manifest:full-path="Formula-83/" manifest:version="1.2"/>
  <manifest:file-entry manifest:media-type="application/vnd.oasis.opendocument.formula" manifest:full-path="Formula-82/" manifest:version="1.2"/>
  <manifest:file-entry manifest:media-type="application/vnd.oasis.opendocument.formula" manifest:full-path="Formula-81/" manifest:version="1.2"/>
  <manifest:file-entry manifest:media-type="application/vnd.oasis.opendocument.formula" manifest:full-path="Formula-80/" manifest:version="1.2"/>
  <manifest:file-entry manifest:media-type="application/vnd.oasis.opendocument.formula" manifest:full-path="Formula-79/" manifest:version="1.2"/>
  <manifest:file-entry manifest:media-type="application/vnd.oasis.opendocument.formula" manifest:full-path="Formula-78/" manifest:version="1.2"/>
  <manifest:file-entry manifest:media-type="application/vnd.oasis.opendocument.formula" manifest:full-path="Formula-77/" manifest:version="1.2"/>
  <manifest:file-entry manifest:media-type="application/vnd.oasis.opendocument.formula" manifest:full-path="Formula-76/" manifest:version="1.2"/>
  <manifest:file-entry manifest:media-type="application/vnd.oasis.opendocument.formula" manifest:full-path="Formula-75/" manifest:version="1.2"/>
  <manifest:file-entry manifest:media-type="application/vnd.oasis.opendocument.formula" manifest:full-path="Formula-74/" manifest:version="1.2"/>
  <manifest:file-entry manifest:media-type="application/vnd.oasis.opendocument.formula" manifest:full-path="Formula-73/" manifest:version="1.2"/>
  <manifest:file-entry manifest:media-type="application/vnd.oasis.opendocument.formula" manifest:full-path="Formula-72/" manifest:version="1.2"/>
  <manifest:file-entry manifest:media-type="application/vnd.oasis.opendocument.formula" manifest:full-path="Formula-71/" manifest:version="1.2"/>
  <manifest:file-entry manifest:media-type="application/vnd.oasis.opendocument.formula" manifest:full-path="Formula-70/" manifest:version="1.2"/>
  <manifest:file-entry manifest:media-type="application/vnd.oasis.opendocument.formula" manifest:full-path="Formula-69/" manifest:version="1.2"/>
  <manifest:file-entry manifest:media-type="application/vnd.oasis.opendocument.formula" manifest:full-path="Formula-68/" manifest:version="1.2"/>
  <manifest:file-entry manifest:media-type="application/vnd.oasis.opendocument.formula" manifest:full-path="Formula-67/" manifest:version="1.2"/>
  <manifest:file-entry manifest:media-type="application/vnd.oasis.opendocument.formula" manifest:full-path="Formula-66/" manifest:version="1.2"/>
  <manifest:file-entry manifest:media-type="application/vnd.oasis.opendocument.formula" manifest:full-path="Formula-65/" manifest:version="1.2"/>
  <manifest:file-entry manifest:media-type="application/vnd.oasis.opendocument.formula" manifest:full-path="Formula-64/" manifest:version="1.2"/>
  <manifest:file-entry manifest:media-type="application/vnd.oasis.opendocument.formula" manifest:full-path="Formula-63/" manifest:version="1.2"/>
  <manifest:file-entry manifest:media-type="application/vnd.oasis.opendocument.formula" manifest:full-path="Formula-62/"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office:automatic-styles>
  <office:body>
    <office:text>
      <text:h text:style-name="Title">Comparing methods for estimating parasite-induced host mortality from distributional data: implementation and limitations</text:h>
      <text:p text:style-name="Author">Mark Wilber, Sara Weinstein, and Cherie Briggs</text:p>
      <text:h text:style-name="Heading_20_1" text:outline-level="1">Abstract</text:h>
      <text:p text:style-name="First_20_paragraph">TODO</text:p>
      <text:h text:style-name="Heading_20_1" text:outline-level="1">Introduction</text:h>
      <text:p text:style-name="First_20_paragraph">Infectious agents can have major impacts on animal populations through changing population dynamics and stability , altering predator-prey interactions , and even causing species decline and extinction . Accurate estimates of parasite-induced host mortality (PIHM) in wild animals are important for understanding what regulates both host and parasite populations and to make predictions about disease transmission in natural systems. Although a negative impact on host fitness is a fundamental component of parasitism [more], it is notoriously difficult to quantify PIHM in wild animal populations .</text:p>
      <text:p text:style-name="Text_20_body">To conclusively identify PIHM in wild animal populations, it is necessary to experimentally infect and track host populations; a method that is rarely possible in most wild animal systems . Instead, parasitologists are often only able to determine the parasite intensity on some number of sampled hosts. This snapshot, distributional data is far from the ideal type of data for addressing questions regarding PIHM, but this is the type of data on which most questions regarding PIHM are asked . In particular, parasitologists are often interested in asking two questions from this data: 1) Is PIHM occurring in a host-parasite system? and if PIHM is occurring 2) Can the effect of parasite intensity on host survival be quantified? While both macro and microparasites have detrimental and possibly fatal effects on hosts, for the remainder of this paper we limit our discussion to macroparasites that can be discretely counted within a host.</text:p>
      <text:p text:style-name="Text_20_body">The first of these PIHM questions was addressed by who developed a method to test for the presence of PIHM using the truncation of the negative binomial distribution. In short, the Crofton Method assumes that the distribution of parasites across hosts before mortality occurs follows a negative binomial distribution . As heavily infected hosts begin to die, the negative binomial distribution is truncated and these hosts are no longer observed in a sample. In other words, the observed host-parasite distribution and the pre-mortality host-parasite distribution will predict substantially different numbers of hosts with high infect intensity (because those have died due to infection), but a similar number of hosts with low infection intensity (because those have survived). noted that by starting with all observed hosts and iteratively fitting a negative binomial distribution to hosts with lower and lower parasite loads, one could determine whether or not PIHM was occurring and estimate the parameters of the host distribution before parasite-induced mortality. This was done graphically by determining whether the parameters of the negative binomial distributions fit to different truncations of the data showed a substantial change as the truncation point moved from heavily infected hosts to lightly infected hosts. The Crofton Method and this graphical technique are both still currently used to assess whether PIHM is a occurring in a system . We give a thorough description and implementation of the Crofton Method in <text:span text:style-name="T1">Supplementary</text:span><text:span text:style-name="T2"> </text:span><text:span text:style-name="T3">Information</text:span> (SI) 1 and discuss the validity of its assumptions in the <text:span text:style-name="T4">Discussion</text:span>.</text:p>
      <text:p text:style-name="Text_20_body">The second question regarding PIHM moves beyond a simple yes or no answer and attempts to quantify how parasite intensity affects host survival. proposed a method to answer this question by first using the Crofton Method to estimate the pre-mortality parameters for a host-parasite distribution and then, given these parameters, estimating a host survival function that described how the probability of host-survival changed with increasing parasite load (see <text:span text:style-name="T5">Methods</text:span>). With this host survival function, one can estimate important host-parasite quantities such as the parasite intensity at which 50% of hosts succumb to PIHM (<draw:frame text:anchor-type="as-char" style:vertical-pos="middle" style:vertical-rel="text"><draw:object xlink:href="Formula-0/" xlink:type="simple" xlink:show="embed" xlink:actuate="onLoad"/></draw:frame>), as well as the percent of hosts in a population succumbing to PIHM .</text:p>
      <text:p text:style-name="Text_20_body">Despite these methods both being over three decades old, they are still the primary means of answering questions about PIHM given distributional data . However, both methods have a few important limitations. The Crofton Method, and more recent methods , rely on a visual test to determine whether or not PIHM is occurring in a system. With no clear decision rule, it can be difficult to consistently determine the significance of PIHM across different host-parasite systems. In theory, the Adjei Method can ameliorate this problem. In addition to providing information on the host-survival function, this method can also be used to assess the significance of PIHM in a system. In practice, however, the Adjei Method has never been thoroughly tested and relies on a number of questionable data manipulations.</text:p>
      <text:p text:style-name="Text_20_body">In this study, we have three primary goals. First we wish to test reliability of the Adjei Method for answering the aforementioned questions regarding PIHM. Second, we propose a novel method for answering these questions, compare its efficacy against the Adjei Method, and test both methods ability to detect PIHM on empirical data. Third, we discuss the limitations of inferring PIHM from distributional data alone and whether any method for inferring PIHM has a place in the future of parasitology.</text:p>
      <text:h text:style-name="Heading_20_1" text:outline-level="1">Methods</text:h>
      <text:h text:style-name="Heading_20_2" text:outline-level="2">The Adjei Method for estimating PIHM</text:h>
      <text:p text:style-name="First_20_paragraph">The Adjei Method for estimating PIHM has two steps. The first step is to estimate the parameters of the pre-mortality host-parasite distribution using the Crofton Method. The three parameters estimated are the total number of hosts before mortality <draw:frame text:anchor-type="as-char" style:vertical-pos="middle" style:vertical-rel="text"><draw:object xlink:href="Formula-1/" xlink:type="simple" xlink:show="embed" xlink:actuate="onLoad"/></draw:frame>, the mean number of parasites per host before mortality <draw:frame text:anchor-type="as-char" style:vertical-pos="middle" style:vertical-rel="text"><draw:object xlink:href="Formula-2/" xlink:type="simple" xlink:show="embed" xlink:actuate="onLoad"/></draw:frame>, and the aggregation of parasites before mortality given by the parameter <draw:frame text:anchor-type="as-char" style:vertical-pos="middle" style:vertical-rel="text"><draw:object xlink:href="Formula-3/" xlink:type="simple" xlink:show="embed" xlink:actuate="onLoad"/></draw:frame> from a negative binomial distribution. When <draw:frame text:anchor-type="as-char" style:vertical-pos="middle" style:vertical-rel="text"><draw:object xlink:href="Formula-4/" xlink:type="simple" xlink:show="embed" xlink:actuate="onLoad"/></draw:frame> is small, parasites are highly aggregated among hosts and when <draw:frame text:anchor-type="as-char" style:vertical-pos="middle" style:vertical-rel="text"><draw:object xlink:href="Formula-5/" xlink:type="simple" xlink:show="embed" xlink:actuate="onLoad"/></draw:frame> is large parasites are more evenly spread out . The implementation of the Crofton Method has been discussed at length elsewhere and we provide a tested implementation of the method in SI 3.</text:p>
      <text:p text:style-name="Text_20_body">The second step of the Adjei Method is to estimate the shape of the host survival function. assume that the host survival function follows the logistic form</text:p>
      <text:p text:style-name="Text_20_body"><draw:frame text:anchor-type="paragraph" style:vertical-pos="middle" style:vertical-rel="text"><draw:object xlink:href="Formula-6/" xlink:type="simple" xlink:show="embed" xlink:actuate="onLoad"/></draw:frame></text:p>
      <text:p text:style-name="Text_20_body">where <draw:frame text:anchor-type="as-char" style:vertical-pos="middle" style:vertical-rel="text"><draw:object xlink:href="Formula-7/" xlink:type="simple" xlink:show="embed" xlink:actuate="onLoad"/></draw:frame> is the parasite intensity in a given host and <draw:frame text:anchor-type="as-char" style:vertical-pos="middle" style:vertical-rel="text"><draw:object xlink:href="Formula-8/" xlink:type="simple" xlink:show="embed" xlink:actuate="onLoad"/></draw:frame> and <draw:frame text:anchor-type="as-char" style:vertical-pos="middle" style:vertical-rel="text"><draw:object xlink:href="Formula-9/" xlink:type="simple" xlink:show="embed" xlink:actuate="onLoad"/></draw:frame> are the two parameters of the logistic function. Generally, a larger <draw:frame text:anchor-type="as-char" style:vertical-pos="middle" style:vertical-rel="text"><draw:object xlink:href="Formula-10/" xlink:type="simple" xlink:show="embed" xlink:actuate="onLoad"/></draw:frame> allows for hosts to tolerate larger parasite intensities before experiencing parasite-induced mortality and a larger <draw:frame text:anchor-type="as-char" style:vertical-pos="middle" style:vertical-rel="text"><draw:object xlink:href="Formula-11/" xlink:type="simple" xlink:show="embed" xlink:actuate="onLoad"/></draw:frame> leads to a more rapid decline in the probability of host survival as parasite intensity increases. The value <draw:frame text:anchor-type="as-char" style:vertical-pos="middle" style:vertical-rel="text"><draw:object xlink:href="Formula-12/" xlink:type="simple" xlink:show="embed" xlink:actuate="onLoad"/></draw:frame> is referred to as the <draw:frame text:anchor-type="as-char" style:vertical-pos="middle" style:vertical-rel="text"><draw:object xlink:href="Formula-13/" xlink:type="simple" xlink:show="embed" xlink:actuate="onLoad"/></draw:frame>, which gives the parasite intensity at which 50% of hosts experience mortality.</text:p>
      <text:p text:style-name="Text_20_body">To estimate this function the Adjei Method proceeds as follows. First, it calculates the expected number of hosts with a given parasite load <draw:frame text:anchor-type="as-char" style:vertical-pos="middle" style:vertical-rel="text"><draw:object xlink:href="Formula-14/" xlink:type="simple" xlink:show="embed" xlink:actuate="onLoad"/></draw:frame> by using the equation <draw:frame text:anchor-type="as-char" style:vertical-pos="middle" style:vertical-rel="text"><draw:object xlink:href="Formula-15/" xlink:type="simple" xlink:show="embed" xlink:actuate="onLoad"/></draw:frame> where <draw:frame text:anchor-type="as-char" style:vertical-pos="middle" style:vertical-rel="text"><draw:object xlink:href="Formula-16/" xlink:type="simple" xlink:show="embed" xlink:actuate="onLoad"/></draw:frame> is the negative binomial pre-mortality distribution. Second, the observed and predicted number of hosts with <draw:frame text:anchor-type="as-char" style:vertical-pos="middle" style:vertical-rel="text"><draw:object xlink:href="Formula-17/" xlink:type="simple" xlink:show="embed" xlink:actuate="onLoad"/></draw:frame> parasites are paired as a single data point and the method then assumes that this data point follows a binomial distribution with the total number of “trials” equal to the predicted number of hosts and the total number of “successes” equal to the observed number of hosts. In some cases, the observed number of hosts is greater than the expected number of hosts and the Adjei Method alters the data so that the observed is equal to the predicted . After this questionable manipulation, the (observed, predicted) pairs are fit to a standard Generalized Linear Model with a binomial response variable and a logistic link function given by equation [eq:logistic]. This model provides estimates for parameters <draw:frame text:anchor-type="as-char" style:vertical-pos="middle" style:vertical-rel="text"><draw:object xlink:href="Formula-18/" xlink:type="simple" xlink:show="embed" xlink:actuate="onLoad"/></draw:frame>, <draw:frame text:anchor-type="as-char" style:vertical-pos="middle" style:vertical-rel="text"><draw:object xlink:href="Formula-19/" xlink:type="simple" xlink:show="embed" xlink:actuate="onLoad"/></draw:frame> and <draw:frame text:anchor-type="as-char" style:vertical-pos="middle" style:vertical-rel="text"><draw:object xlink:href="Formula-20/" xlink:type="simple" xlink:show="embed" xlink:actuate="onLoad"/></draw:frame>.</text:p>
      <text:p text:style-name="Text_20_body">While not included in the original implementation of the Adjei Method, a <draw:frame text:anchor-type="as-char" style:vertical-pos="middle" style:vertical-rel="text"><draw:object xlink:href="Formula-21/" xlink:type="simple" xlink:show="embed" xlink:actuate="onLoad"/></draw:frame> test with a degrees of freedom of 1 can be used to assess whether a GLM model that includes parasite intensity as a predictor of host survival probability is a “better” model than a GLM without this predictor. This allows the Adjei Method to determine whether PIHM is a significant factor in a host-parasite system.</text:p>
      <text:p text:style-name="Text_20_body">The Adjei Method’s most glaring deficiency is the need to alter the observed data in order to fit the model into the binomial GLM framework. A second more subtle problem with the Adjei Method is the potential need to bin data in order to predict greater than one host in a given parasite intensity class. For example, if the total number of hosts pre-mortality was 50, the mean number of parasites per host pre-mortality was 100 and the aggregation parameter was 1, applying the equation <draw:frame text:anchor-type="as-char" style:vertical-pos="middle" style:vertical-rel="text"><draw:object xlink:href="Formula-22/" xlink:type="simple" xlink:show="embed" xlink:actuate="onLoad"/></draw:frame> would result in less than 1 individual in all parasite intensities <draw:frame text:anchor-type="as-char" style:vertical-pos="middle" style:vertical-rel="text"><draw:object xlink:href="Formula-23/" xlink:type="simple" xlink:show="embed" xlink:actuate="onLoad"/></draw:frame>. In other words, the Adjei Method cannot be applied to samples with either very high mean parasite loads, small sample sizes, or both without some sort of binning of the data. While this is not a flaw <text:span text:style-name="T6">per</text:span><text:span text:style-name="T7"> </text:span><text:span text:style-name="T8">se</text:span>, it does add a certain level of subjectivity (i.e. which bins should you use?) to a method that already has serious potential issues. In this analysis, we always assume the Adjei Method is not binning the data, though we provide code for applying the binning method in SI 3.</text:p>
      <text:h text:style-name="Heading_20_2" text:outline-level="2">The Likelihood Method for estimating PIHM</text:h>
      <text:p text:style-name="First_20_paragraph">Given the potential deficiencies of the Adjei Method, we provide an alternative approach for estimating parasite-induced host mortality (PIHM) that makes less assumptions and provides more reliable answers to the PIHM questions outlined above. The Likelihood Method we propose does not require any binning or alteration of the data, potentially reduces the number of parameters that need to be estimated, and allows for standard statistical techniques to be used to assess the significance of PIHM in a system.</text:p>
      <text:p text:style-name="Text_20_body">As with all previously proposed methods for estimating PIHM, the Likelihood Method first assumes that the pre-mortality distribution follows a negative binomial distribution <draw:frame text:anchor-type="as-char" style:vertical-pos="middle" style:vertical-rel="text"><draw:object xlink:href="Formula-24/" xlink:type="simple" xlink:show="embed" xlink:actuate="onLoad"/></draw:frame>. The second assumption is that the host survival function takes the form of a logistic curve given by equation [eq:logistic]. With these two explicit assumptions, the Likelihood Method estimates the 4 parameters <draw:frame text:anchor-type="as-char" style:vertical-pos="middle" style:vertical-rel="text"><draw:object xlink:href="Formula-25/" xlink:type="simple" xlink:show="embed" xlink:actuate="onLoad"/></draw:frame>, <draw:frame text:anchor-type="as-char" style:vertical-pos="middle" style:vertical-rel="text"><draw:object xlink:href="Formula-26/" xlink:type="simple" xlink:show="embed" xlink:actuate="onLoad"/></draw:frame>, <draw:frame text:anchor-type="as-char" style:vertical-pos="middle" style:vertical-rel="text"><draw:object xlink:href="Formula-27/" xlink:type="simple" xlink:show="embed" xlink:actuate="onLoad"/></draw:frame>, and <draw:frame text:anchor-type="as-char" style:vertical-pos="middle" style:vertical-rel="text"><draw:object xlink:href="Formula-28/" xlink:type="simple" xlink:show="embed" xlink:actuate="onLoad"/></draw:frame>.</text:p>
      <text:p text:style-name="Text_20_body">To estimate these parameters, we need to define a probability distribution that gives the probability of having a parasite load of <draw:frame text:anchor-type="as-char" style:vertical-pos="middle" style:vertical-rel="text"><draw:object xlink:href="Formula-29/" xlink:type="simple" xlink:show="embed" xlink:actuate="onLoad"/></draw:frame> parasites conditional on host survival. Using standard rules of conditional probability this distribution can be written as</text:p>
      <text:p text:style-name="Text_20_body"><draw:frame text:anchor-type="paragraph" style:vertical-pos="middle" style:vertical-rel="text"><draw:object xlink:href="Formula-30/" xlink:type="simple" xlink:show="embed" xlink:actuate="onLoad"/></draw:frame></text:p>
      <text:p text:style-name="Text_20_body">One can see that <draw:frame text:anchor-type="as-char" style:vertical-pos="middle" style:vertical-rel="text"><draw:object xlink:href="Formula-31/" xlink:type="simple" xlink:show="embed" xlink:actuate="onLoad"/></draw:frame> is the survival function <draw:frame text:anchor-type="as-char" style:vertical-pos="middle" style:vertical-rel="text"><draw:object xlink:href="Formula-32/" xlink:type="simple" xlink:show="embed" xlink:actuate="onLoad"/></draw:frame>, <draw:frame text:anchor-type="as-char" style:vertical-pos="middle" style:vertical-rel="text"><draw:object xlink:href="Formula-33/" xlink:type="simple" xlink:show="embed" xlink:actuate="onLoad"/></draw:frame> is the pre-mortality parasite distribution <draw:frame text:anchor-type="as-char" style:vertical-pos="middle" style:vertical-rel="text"><draw:object xlink:href="Formula-34/" xlink:type="simple" xlink:show="embed" xlink:actuate="onLoad"/></draw:frame> and <draw:frame text:anchor-type="as-char" style:vertical-pos="middle" style:vertical-rel="text"><draw:object xlink:href="Formula-35/" xlink:type="simple" xlink:show="embed" xlink:actuate="onLoad"/></draw:frame>. Therefore equation [eq:concept] can be written as</text:p>
      <text:p text:style-name="Text_20_body"><draw:frame text:anchor-type="paragraph" style:vertical-pos="middle" style:vertical-rel="text"><draw:object xlink:href="Formula-36/" xlink:type="simple" xlink:show="embed" xlink:actuate="onLoad"/></draw:frame></text:p>
      <text:p text:style-name="Text_20_body">Using this probability distribution, one can then find the parameters <draw:frame text:anchor-type="as-char" style:vertical-pos="middle" style:vertical-rel="text"><draw:object xlink:href="Formula-37/" xlink:type="simple" xlink:show="embed" xlink:actuate="onLoad"/></draw:frame>, <draw:frame text:anchor-type="as-char" style:vertical-pos="middle" style:vertical-rel="text"><draw:object xlink:href="Formula-38/" xlink:type="simple" xlink:show="embed" xlink:actuate="onLoad"/></draw:frame>, <draw:frame text:anchor-type="as-char" style:vertical-pos="middle" style:vertical-rel="text"><draw:object xlink:href="Formula-39/" xlink:type="simple" xlink:show="embed" xlink:actuate="onLoad"/></draw:frame>, and <draw:frame text:anchor-type="as-char" style:vertical-pos="middle" style:vertical-rel="text"><draw:object xlink:href="Formula-40/" xlink:type="simple" xlink:show="embed" xlink:actuate="onLoad"/></draw:frame> that maximize the likelihood of an observed host-parasite dataset. Alternatively, one could apply the Crofton Method to estimate <draw:frame text:anchor-type="as-char" style:vertical-pos="middle" style:vertical-rel="text"><draw:object xlink:href="Formula-41/" xlink:type="simple" xlink:show="embed" xlink:actuate="onLoad"/></draw:frame> and <draw:frame text:anchor-type="as-char" style:vertical-pos="middle" style:vertical-rel="text"><draw:object xlink:href="Formula-42/" xlink:type="simple" xlink:show="embed" xlink:actuate="onLoad"/></draw:frame> and then find the maximum likelihood estimates of <draw:frame text:anchor-type="as-char" style:vertical-pos="middle" style:vertical-rel="text"><draw:object xlink:href="Formula-43/" xlink:type="simple" xlink:show="embed" xlink:actuate="onLoad"/></draw:frame> and <draw:frame text:anchor-type="as-char" style:vertical-pos="middle" style:vertical-rel="text"><draw:object xlink:href="Formula-44/" xlink:type="simple" xlink:show="embed" xlink:actuate="onLoad"/></draw:frame> and the corresponding <draw:frame text:anchor-type="as-char" style:vertical-pos="middle" style:vertical-rel="text"><draw:object xlink:href="Formula-45/" xlink:type="simple" xlink:show="embed" xlink:actuate="onLoad"/></draw:frame>.</text:p>
      <text:p text:style-name="Text_20_body">To estimate that significance of PIHM in a host-parasite system, a likelihood ratio test can be used in which the full model is given by equation [eq:dist] and the reduced model is given by a negative binomial distribution. If PIHM is not significant in the system, the resulting likelihood ratio statistic should approximately follow a <draw:frame text:anchor-type="as-char" style:vertical-pos="middle" style:vertical-rel="text"><draw:object xlink:href="Formula-46/" xlink:type="simple" xlink:show="embed" xlink:actuate="onLoad"/></draw:frame> distribution with degrees of freedom equal to 2. We provide the code for implementing this Likelihood Method in SI 3.</text:p>
      <text:h text:style-name="Heading_20_2" text:outline-level="2">Question 1: Is PIHM occurring?</text:h>
      <text:p text:style-name="First_20_paragraph">To test the ability of the Adjei Method and the Likelihood Method to identify whether or not PIHM was occurring in a system, we randomly generated data using the following procedure. First, we drew <draw:frame text:anchor-type="as-char" style:vertical-pos="middle" style:vertical-rel="text"><draw:object xlink:href="Formula-47/" xlink:type="simple" xlink:show="embed" xlink:actuate="onLoad"/></draw:frame> randomly infected hosts from a negative binomial distribution with parameters <draw:frame text:anchor-type="as-char" style:vertical-pos="middle" style:vertical-rel="text"><draw:object xlink:href="Formula-48/" xlink:type="simple" xlink:show="embed" xlink:actuate="onLoad"/></draw:frame> and <draw:frame text:anchor-type="as-char" style:vertical-pos="middle" style:vertical-rel="text"><draw:object xlink:href="Formula-49/" xlink:type="simple" xlink:show="embed" xlink:actuate="onLoad"/></draw:frame>. This represented the dataset observed before mortality. Second, we chose values of <draw:frame text:anchor-type="as-char" style:vertical-pos="middle" style:vertical-rel="text"><draw:object xlink:href="Formula-50/" xlink:type="simple" xlink:show="embed" xlink:actuate="onLoad"/></draw:frame> and <draw:frame text:anchor-type="as-char" style:vertical-pos="middle" style:vertical-rel="text"><draw:object xlink:href="Formula-51/" xlink:type="simple" xlink:show="embed" xlink:actuate="onLoad"/></draw:frame> and calculated the probability of survival for all <draw:frame text:anchor-type="as-char" style:vertical-pos="middle" style:vertical-rel="text"><draw:object xlink:href="Formula-52/" xlink:type="simple" xlink:show="embed" xlink:actuate="onLoad"/></draw:frame> hosts using equation [eq:logistic]. Third, we drew <draw:frame text:anchor-type="as-char" style:vertical-pos="middle" style:vertical-rel="text"><draw:object xlink:href="Formula-53/" xlink:type="simple" xlink:show="embed" xlink:actuate="onLoad"/></draw:frame> random numbers from a uniform distribution between 0 and 1 and if host survival probability was less than this random number, the host experienced parasite-induced mortality. The surviving hosts comprised the dataset that would be obtained in the field, after PIHM.</text:p>
      <text:p text:style-name="Text_20_body">Using both the pre-mortality and post-mortality simulated datasets, we assumed that the values of <draw:frame text:anchor-type="as-char" style:vertical-pos="middle" style:vertical-rel="text"><draw:object xlink:href="Formula-54/" xlink:type="simple" xlink:show="embed" xlink:actuate="onLoad"/></draw:frame>, <draw:frame text:anchor-type="as-char" style:vertical-pos="middle" style:vertical-rel="text"><draw:object xlink:href="Formula-55/" xlink:type="simple" xlink:show="embed" xlink:actuate="onLoad"/></draw:frame>, and <draw:frame text:anchor-type="as-char" style:vertical-pos="middle" style:vertical-rel="text"><draw:object xlink:href="Formula-56/" xlink:type="simple" xlink:show="embed" xlink:actuate="onLoad"/></draw:frame> were known and tested the ability of both methods to correctly determine whether or not PIHM was occurring. While this scenario is unrealistic because the parameters <draw:frame text:anchor-type="as-char" style:vertical-pos="middle" style:vertical-rel="text"><draw:object xlink:href="Formula-57/" xlink:type="simple" xlink:show="embed" xlink:actuate="onLoad"/></draw:frame>, <draw:frame text:anchor-type="as-char" style:vertical-pos="middle" style:vertical-rel="text"><draw:object xlink:href="Formula-58/" xlink:type="simple" xlink:show="embed" xlink:actuate="onLoad"/></draw:frame>, and <draw:frame text:anchor-type="as-char" style:vertical-pos="middle" style:vertical-rel="text"><draw:object xlink:href="Formula-59/" xlink:type="simple" xlink:show="embed" xlink:actuate="onLoad"/></draw:frame> are always unknown, we implemented this scenario as a baseline to establish the efficacy of the methods independent of the estimates of <draw:frame text:anchor-type="as-char" style:vertical-pos="middle" style:vertical-rel="text"><draw:object xlink:href="Formula-60/" xlink:type="simple" xlink:show="embed" xlink:actuate="onLoad"/></draw:frame>, <draw:frame text:anchor-type="as-char" style:vertical-pos="middle" style:vertical-rel="text"><draw:object xlink:href="Formula-61/" xlink:type="simple" xlink:show="embed" xlink:actuate="onLoad"/></draw:frame> and <draw:frame text:anchor-type="as-char" style:vertical-pos="middle" style:vertical-rel="text"><draw:object xlink:href="Formula-62/" xlink:type="simple" xlink:show="embed" xlink:actuate="onLoad"/></draw:frame>. For the Adjei Method, <draw:frame text:anchor-type="as-char" style:vertical-pos="middle" style:vertical-rel="text"><draw:object xlink:href="Formula-63/" xlink:type="simple" xlink:show="embed" xlink:actuate="onLoad"/></draw:frame>, <draw:frame text:anchor-type="as-char" style:vertical-pos="middle" style:vertical-rel="text"><draw:object xlink:href="Formula-64/" xlink:type="simple" xlink:show="embed" xlink:actuate="onLoad"/></draw:frame>, and <draw:frame text:anchor-type="as-char" style:vertical-pos="middle" style:vertical-rel="text"><draw:object xlink:href="Formula-65/" xlink:type="simple" xlink:show="embed" xlink:actuate="onLoad"/></draw:frame> are estimated using the Crofton Method, while <draw:frame text:anchor-type="as-char" style:vertical-pos="middle" style:vertical-rel="text"><draw:object xlink:href="Formula-66/" xlink:type="simple" xlink:show="embed" xlink:actuate="onLoad"/></draw:frame> and <draw:frame text:anchor-type="as-char" style:vertical-pos="middle" style:vertical-rel="text"><draw:object xlink:href="Formula-67/" xlink:type="simple" xlink:show="embed" xlink:actuate="onLoad"/></draw:frame> in the Likelihood Method can be estimated jointly with <draw:frame text:anchor-type="as-char" style:vertical-pos="middle" style:vertical-rel="text"><draw:object xlink:href="Formula-68/" xlink:type="simple" xlink:show="embed" xlink:actuate="onLoad"/></draw:frame> and <draw:frame text:anchor-type="as-char" style:vertical-pos="middle" style:vertical-rel="text"><draw:object xlink:href="Formula-69/" xlink:type="simple" xlink:show="embed" xlink:actuate="onLoad"/></draw:frame> or via the Crofton Method. If a method could not correctly predict whether or not PIHM was occurring under these idealistic conditions, we considered this strong evidence of the unreliability of this method.</text:p>
      <text:p text:style-name="Text_20_body">We used three different values of <draw:frame text:anchor-type="as-char" style:vertical-pos="middle" style:vertical-rel="text"><draw:object xlink:href="Formula-70/" xlink:type="simple" xlink:show="embed" xlink:actuate="onLoad"/></draw:frame> (10, 50, 100) and for each <draw:frame text:anchor-type="as-char" style:vertical-pos="middle" style:vertical-rel="text"><draw:object xlink:href="Formula-71/" xlink:type="simple" xlink:show="embed" xlink:actuate="onLoad"/></draw:frame> we examined three different survival functions that had graduate, moderate, and steep decreases in host survival with increasing parasite intensity (Figure [fig:surv]). For a given <draw:frame text:anchor-type="as-char" style:vertical-pos="middle" style:vertical-rel="text"><draw:object xlink:href="Formula-72/" xlink:type="simple" xlink:show="embed" xlink:actuate="onLoad"/></draw:frame>, each survival function had the same <draw:frame text:anchor-type="as-char" style:vertical-pos="middle" style:vertical-rel="text"><draw:object xlink:href="Formula-73/" xlink:type="simple" xlink:show="embed" xlink:actuate="onLoad"/></draw:frame> ([<draw:frame text:anchor-type="as-char" style:vertical-pos="middle" style:vertical-rel="text"><draw:object xlink:href="Formula-74/" xlink:type="simple" xlink:show="embed" xlink:actuate="onLoad"/></draw:frame>, <draw:frame text:anchor-type="as-char" style:vertical-pos="middle" style:vertical-rel="text"><draw:object xlink:href="Formula-75/" xlink:type="simple" xlink:show="embed" xlink:actuate="onLoad"/></draw:frame>], [<draw:frame text:anchor-type="as-char" style:vertical-pos="middle" style:vertical-rel="text"><draw:object xlink:href="Formula-76/" xlink:type="simple" xlink:show="embed" xlink:actuate="onLoad"/></draw:frame>, <draw:frame text:anchor-type="as-char" style:vertical-pos="middle" style:vertical-rel="text"><draw:object xlink:href="Formula-77/" xlink:type="simple" xlink:show="embed" xlink:actuate="onLoad"/></draw:frame>], [<draw:frame text:anchor-type="as-char" style:vertical-pos="middle" style:vertical-rel="text"><draw:object xlink:href="Formula-78/" xlink:type="simple" xlink:show="embed" xlink:actuate="onLoad"/></draw:frame>, <draw:frame text:anchor-type="as-char" style:vertical-pos="middle" style:vertical-rel="text"><draw:object xlink:href="Formula-79/" xlink:type="simple" xlink:show="embed" xlink:actuate="onLoad"/></draw:frame>]), but different values of <draw:frame text:anchor-type="as-char" style:vertical-pos="middle" style:vertical-rel="text"><draw:object xlink:href="Formula-80/" xlink:type="simple" xlink:show="embed" xlink:actuate="onLoad"/></draw:frame> and <draw:frame text:anchor-type="as-char" style:vertical-pos="middle" style:vertical-rel="text"><draw:object xlink:href="Formula-81/" xlink:type="simple" xlink:show="embed" xlink:actuate="onLoad"/></draw:frame>. We examined each <draw:frame text:anchor-type="as-char" style:vertical-pos="middle" style:vertical-rel="text"><draw:object xlink:href="Formula-82/" xlink:type="simple" xlink:show="embed" xlink:actuate="onLoad"/></draw:frame>-survival function pair at three levels of parasite aggregation, <draw:frame text:anchor-type="as-char" style:vertical-pos="middle" style:vertical-rel="text"><draw:object xlink:href="Formula-83/" xlink:type="simple" xlink:show="embed" xlink:actuate="onLoad"/></draw:frame>, 0.5, and 1 — realistic values of parasite aggregation in natural populations . For each of these parameter combinations we simulated 150 datasets and tested the probability of each method incorrectly identifying PIHM in the pre-mortality dataset (Type I error) and correctly identifying PIHM in the post-mortality dataset (power). For each method, we used a likelihood ratio test to determine whether the full model with PIHM provided a significantly better fit than the reduced model without PIHM at significance level <draw:frame text:anchor-type="as-char" style:vertical-pos="middle" style:vertical-rel="text"><draw:object xlink:href="Formula-84/" xlink:type="simple" xlink:show="embed" xlink:actuate="onLoad"/></draw:frame>. We tested each parameter combinations for pre-mortality population sizes of <draw:frame text:anchor-type="as-char" style:vertical-pos="middle" style:vertical-rel="text"><draw:object xlink:href="Formula-85/" xlink:type="simple" xlink:show="embed" xlink:actuate="onLoad"/></draw:frame> = [50, 100, 200, 300, 400, 500]. <draw:frame text:anchor-type="as-char" style:vertical-pos="middle" style:vertical-rel="text"><draw:object xlink:href="Formula-86/" xlink:type="simple" xlink:show="embed" xlink:actuate="onLoad"/></draw:frame> is not technically the sample size on which the methods are being tested on the post-mortality data because PIHM reduces <draw:frame text:anchor-type="as-char" style:vertical-pos="middle" style:vertical-rel="text"><draw:object xlink:href="Formula-87/" xlink:type="simple" xlink:show="embed" xlink:actuate="onLoad"/></draw:frame> for each simulated dataset. We therefore used the average number of surviving hosts over all 150 simulations for a given parameter combination as our measure of sample size in the power simulations.</text:p>
      <text:h text:style-name="Heading_20_2" text:outline-level="2">Question 2: Can the effect of parasite intensity on host survival be quantified?</text:h>
      <text:p text:style-name="First_20_paragraph">To compare the ability of the Adjei Method and the Likelihood Method to recover <draw:frame text:anchor-type="as-char" style:vertical-pos="middle" style:vertical-rel="text"><draw:object xlink:href="Formula-88/" xlink:type="simple" xlink:show="embed" xlink:actuate="onLoad"/></draw:frame> and the parameters <draw:frame text:anchor-type="as-char" style:vertical-pos="middle" style:vertical-rel="text"><draw:object xlink:href="Formula-89/" xlink:type="simple" xlink:show="embed" xlink:actuate="onLoad"/></draw:frame> and <draw:frame text:anchor-type="as-char" style:vertical-pos="middle" style:vertical-rel="text"><draw:object xlink:href="Formula-90/" xlink:type="simple" xlink:show="embed" xlink:actuate="onLoad"/></draw:frame> of the survival function, we used the same simulation procedure and parameter combinations described above.For each parameter combination we simulated 150 datasets, estimated <draw:frame text:anchor-type="as-char" style:vertical-pos="middle" style:vertical-rel="text"><draw:object xlink:href="Formula-91/" xlink:type="simple" xlink:show="embed" xlink:actuate="onLoad"/></draw:frame>, <draw:frame text:anchor-type="as-char" style:vertical-pos="middle" style:vertical-rel="text"><draw:object xlink:href="Formula-92/" xlink:type="simple" xlink:show="embed" xlink:actuate="onLoad"/></draw:frame>, and <draw:frame text:anchor-type="as-char" style:vertical-pos="middle" style:vertical-rel="text"><draw:object xlink:href="Formula-93/" xlink:type="simple" xlink:show="embed" xlink:actuate="onLoad"/></draw:frame> and calculated the standardized bias and precision for these estimates over varying pre-mortality host population sizes <draw:frame text:anchor-type="as-char" style:vertical-pos="middle" style:vertical-rel="text"><draw:object xlink:href="Formula-94/" xlink:type="simple" xlink:show="embed" xlink:actuate="onLoad"/></draw:frame> = [300, 500, 1000, 2000, 5000, 7500, 10000]. We used the average number of surviving hosts over all 150 simulations for a given parameter combination as our measure of sample size.</text:p>
      <text:h text:style-name="Heading_20_2" text:outline-level="2">Application to data</text:h>
      <text:p text:style-name="First_20_paragraph">We tested the ability of the Adjei Method and the Likelihood Method to identify PIHM in 6 host-parasite datasets given in and 4 datasets given in (Table [table:pihm]). In the datasets, the host was the snail <text:span text:style-name="T9">Gammarus</text:span><text:span text:style-name="T10"> </text:span><text:span text:style-name="T11">pulex</text:span> which acts as the intermediate host for the acanthocephalan <text:span text:style-name="T12">Polmorphus</text:span><text:span text:style-name="T13"> </text:span><text:span text:style-name="T14">minutus</text:span>. In the datasets, the hosts were two species of lizard fish <text:span text:style-name="T15">Saurida</text:span><text:span text:style-name="T16"> </text:span><text:span text:style-name="T17">tumbil</text:span> and <text:span text:style-name="T18">Saurida</text:span><text:span text:style-name="T19"> </text:span><text:span text:style-name="T20">undosquamis</text:span> that were infected by the cestode parasite <text:span text:style-name="T21">Callitetrarhynchus</text:span><text:span text:style-name="T22"> </text:span><text:span text:style-name="T23">gracilis</text:span>. Males and females of both fish species were considered separately.</text:p>
      <text:p text:style-name="Text_20_body">In both these studies, the authors reported PIHM in some of the datasets and we test whether the Adjei Method and/or the Likelihood Method also predicted PIHM. For the 6 datasets from , we truncated the data at 4 parasites, applied the Crofton Method to estimate the pre-mortality distribution, and then ran the Likelihood Method and Adjei Method using these pre-mortality parameters. For the datasets, we followed the same procedure as the authors and first truncated the data at 2 parasites and then fit the Crofton Method for the female fish of both species. We then parameterized the male pre-mortality distributions for each species with the results from the females. Finally, we applied the Adjei Method and the Likelihood Method to determine whether or not PIHM was significant for these species and compared our results to those given by the authors. All fitting to data was done with the Python code provided in SI 3.</text:p>
      <text:h text:style-name="Heading_20_1" text:outline-level="1">Results</text:h>
      <text:h text:style-name="Heading_20_2" text:outline-level="2">Question 1: Is PIHM occurring?</text:h>
      <text:p text:style-name="First_20_paragraph">The Adjei Method showed highly inflated Type I error rates (i.e. falsely detected PIHM) for all parameter combinations that we considered (Figure [fig:typeI10]; SI2 Figs 1, 2). This method also showed the unintuitive pattern of Type I error rate decreasing as sample size decreased. This pattern is due to the issue of binning discussed in the <text:span text:style-name="T24">Methods</text:span>. For small samples sizes, the applicability of the Adjei Method is compromised without binning the observed data in some way. In contrast, the Likelihood Method showed a Type I error rate at or near the pre-set level of 0.05 for all parameter combinations and sample sizes considered.</text:p>
      <text:p text:style-name="Text_20_body">The ability of the Adjei Method to detect PIHM given that it was occurring in a system (i.e. the power) was close to 1 for larger sample sizes and tended to decrease as sample size decreased (Figure [fig:typeI10]; SI2 Figs 1, 2). The Likelihood Method had a power close to one for all parameter combinations and sample sizes considered. With gradual survival functions (solid black lines; Figure [fig:typeI10], SI2 Figs 1, 2), the Likelihood Method showed a decreased power to detect PIHM for small sample sizes.</text:p>
      <text:h text:style-name="Heading_20_2" text:outline-level="2">Question 2: Can the effect of parasite intensity on host survival be quantified?</text:h>
      <text:p text:style-name="First_20_paragraph">The Likelihood Method gave asymptotically unbiased estimates of the <draw:frame text:anchor-type="as-char" style:vertical-pos="middle" style:vertical-rel="text"><draw:object xlink:href="Formula-95/" xlink:type="simple" xlink:show="embed" xlink:actuate="onLoad"/></draw:frame> for all combinations of parameters examined in this study (Figure [fig:biasld50], SI2 Fig 3, 4). Even for small sample sizes (&lt; 500 hosts), the Likelihood Method’s estimate of <draw:frame text:anchor-type="as-char" style:vertical-pos="middle" style:vertical-rel="text"><draw:object xlink:href="Formula-96/" xlink:type="simple" xlink:show="embed" xlink:actuate="onLoad"/></draw:frame> was largely unbiased, with small biases occurring for host survival functions that were gradual. On the other hand, the Adjei Method always produced more biased estimates of the <draw:frame text:anchor-type="as-char" style:vertical-pos="middle" style:vertical-rel="text"><draw:object xlink:href="Formula-97/" xlink:type="simple" xlink:show="embed" xlink:actuate="onLoad"/></draw:frame> than the Likelihood Method across all parameter combinations (Figure [fig:biasld50], SI2 Fig 3, 4). For <draw:frame text:anchor-type="as-char" style:vertical-pos="middle" style:vertical-rel="text"><draw:object xlink:href="Formula-98/" xlink:type="simple" xlink:show="embed" xlink:actuate="onLoad"/></draw:frame>, the <draw:frame text:anchor-type="as-char" style:vertical-pos="middle" style:vertical-rel="text"><draw:object xlink:href="Formula-99/" xlink:type="simple" xlink:show="embed" xlink:actuate="onLoad"/></draw:frame> estimates from the Adjei Method were largely unbiased for large samples sizes, but showed increasing bias as sample size decreased, particularly for steep survival functions. As <draw:frame text:anchor-type="as-char" style:vertical-pos="middle" style:vertical-rel="text"><draw:object xlink:href="Formula-100/" xlink:type="simple" xlink:show="embed" xlink:actuate="onLoad"/></draw:frame> increased, the Adjei method produced biased estimates of <draw:frame text:anchor-type="as-char" style:vertical-pos="middle" style:vertical-rel="text"><draw:object xlink:href="Formula-101/" xlink:type="simple" xlink:show="embed" xlink:actuate="onLoad"/></draw:frame> across all sample sizes, with bias increasing as sample size decreased (SI2 Fig 3, 4).</text:p>
      <text:p text:style-name="Text_20_body">The precision of the <draw:frame text:anchor-type="as-char" style:vertical-pos="middle" style:vertical-rel="text"><draw:object xlink:href="Formula-102/" xlink:type="simple" xlink:show="embed" xlink:actuate="onLoad"/></draw:frame> estimates for the Likelihood Method decreased (increasing coefficient of variation) as sample size decreased for all parameter combinations we examined (Figure [fig:biasld50], SI2 Fig 3, 4). The <draw:frame text:anchor-type="as-char" style:vertical-pos="middle" style:vertical-rel="text"><draw:object xlink:href="Formula-103/" xlink:type="simple" xlink:show="embed" xlink:actuate="onLoad"/></draw:frame> estimates from the Adjei Method showed a similar pattern, with large decreases in precision occurring for the steepest survival function across all values of <draw:frame text:anchor-type="as-char" style:vertical-pos="middle" style:vertical-rel="text"><draw:object xlink:href="Formula-104/" xlink:type="simple" xlink:show="embed" xlink:actuate="onLoad"/></draw:frame> (Figure [fig:biasld50], SI2 Fig 3, 4).</text:p>
      <text:p text:style-name="Text_20_body">In terms of the host survival function, the Likelihood Method gave asymptotically unbiased estimates of <draw:frame text:anchor-type="as-char" style:vertical-pos="middle" style:vertical-rel="text"><draw:object xlink:href="Formula-105/" xlink:type="simple" xlink:show="embed" xlink:actuate="onLoad"/></draw:frame> and <draw:frame text:anchor-type="as-char" style:vertical-pos="middle" style:vertical-rel="text"><draw:object xlink:href="Formula-106/" xlink:type="simple" xlink:show="embed" xlink:actuate="onLoad"/></draw:frame> as sample size increased for all parameter combinations considered (Figure [fig:biasa], SI2 Fig 5, 6). However, as sample size decreased, the Likelihood Method tended to produce severely biased estimates of <draw:frame text:anchor-type="as-char" style:vertical-pos="middle" style:vertical-rel="text"><draw:object xlink:href="Formula-107/" xlink:type="simple" xlink:show="embed" xlink:actuate="onLoad"/></draw:frame> and <draw:frame text:anchor-type="as-char" style:vertical-pos="middle" style:vertical-rel="text"><draw:object xlink:href="Formula-108/" xlink:type="simple" xlink:show="embed" xlink:actuate="onLoad"/></draw:frame>. This was generally more pronounced for steeper survival functions and more aggregated pre-mortality distributions (e.g. Figure [fig:biasa]). The Adjei Method produced biased estimates of <draw:frame text:anchor-type="as-char" style:vertical-pos="middle" style:vertical-rel="text"><draw:object xlink:href="Formula-109/" xlink:type="simple" xlink:show="embed" xlink:actuate="onLoad"/></draw:frame> and <draw:frame text:anchor-type="as-char" style:vertical-pos="middle" style:vertical-rel="text"><draw:object xlink:href="Formula-110/" xlink:type="simple" xlink:show="embed" xlink:actuate="onLoad"/></draw:frame> across all sample sizes, with the bias consistently being larger when the survival function was steeper. The bias of the Adjei Method’s estimate of <draw:frame text:anchor-type="as-char" style:vertical-pos="middle" style:vertical-rel="text"><draw:object xlink:href="Formula-111/" xlink:type="simple" xlink:show="embed" xlink:actuate="onLoad"/></draw:frame> also increased as <draw:frame text:anchor-type="as-char" style:vertical-pos="middle" style:vertical-rel="text"><draw:object xlink:href="Formula-112/" xlink:type="simple" xlink:show="embed" xlink:actuate="onLoad"/></draw:frame> increased (Figure [fig:biasa], SI2 Fig 5, 6).</text:p>
      <text:h text:style-name="Heading_20_2" text:outline-level="2">Application to data</text:h>
      <text:p text:style-name="First_20_paragraph">Of the 10 datasets we considered, the previous authors visually detected PIHM in 7 of them (Table [table:pihm]). The Likelihood Method parameterized from the pre-mortality parameters of the Crofton Method detected significant PIHM in 6 of these 7 datasets at a significance level of 0.05. The only dataset in which the the Likelihood Method did not detect a significant effect of PIHM was the Adjei dataset for female <text:span text:style-name="T25">S.</text:span><text:span text:style-name="T26"> </text:span><text:span text:style-name="T27">tumbil</text:span>. For this dataset there was a marginally significant effect of PIHM (<draw:frame text:anchor-type="as-char" style:vertical-pos="middle" style:vertical-rel="text"><draw:object xlink:href="Formula-113/" xlink:type="simple" xlink:show="embed" xlink:actuate="onLoad"/></draw:frame>).</text:p>
      <text:p text:style-name="Text_20_body">The Adjei Method detected significant PIHM in 9 of the 10 datasets given (Table [table:pihm]). This is consistent with the previous results which show that the Adjei Method has a very high Type I error rate.</text:p>
      <text:h text:style-name="Heading_20_1" text:outline-level="1">Discussion</text:h>
      <text:p text:style-name="First_20_paragraph">Determining whether PIHM is a significant factor for a host populations is critically important in many systems, but detecting and describing PIHM given only observational data is notoriously difficult. We show that the Adjei Method, the only currently proposed method to estimate the host survival function and the <draw:frame text:anchor-type="as-char" style:vertical-pos="middle" style:vertical-rel="text"><draw:object xlink:href="Formula-114/" xlink:type="simple" xlink:show="embed" xlink:actuate="onLoad"/></draw:frame> from observational data, has some serious methodological problems that result in biased estimates even under the most idealistic conditions. Moreover, we show that the Adjei Method has a seriously inflated Type I error rate, meaning it will often detect PIHM even when it is not present. Moreover, for small, realistic sample sizes the Adjei Method behaves erratically; a consequence of the need to subjectively bin the data in order to predict parasite intensity classes with at least one host.</text:p>
      <text:p text:style-name="Text_20_body">To attempt to ameliorate the flaws in the Adjei Method, we proposed a more general method to determine both whether or not PIHM is occurring in a system and to quantify the survival function. We show that this method is asymptotically unbiased when estimating the host-survival function for all of the parameter space that we explored and we found that it produces unbiased and precise estimates of the <draw:frame text:anchor-type="as-char" style:vertical-pos="middle" style:vertical-rel="text"><draw:object xlink:href="Formula-115/" xlink:type="simple" xlink:show="embed" xlink:actuate="onLoad"/></draw:frame> for small, realistic sample sizes. Moreover, this novel method has a Type I error rate close to the pre-set level of <draw:frame text:anchor-type="as-char" style:vertical-pos="middle" style:vertical-rel="text"><draw:object xlink:href="Formula-116/" xlink:type="simple" xlink:show="embed" xlink:actuate="onLoad"/></draw:frame> and high power for detecting PIHM for realistic samples sizes. However, we note that the Likelihood Method produces seriously biased estimates of the host survival function (<draw:frame text:anchor-type="as-char" style:vertical-pos="middle" style:vertical-rel="text"><draw:object xlink:href="Formula-117/" xlink:type="simple" xlink:show="embed" xlink:actuate="onLoad"/></draw:frame> and <draw:frame text:anchor-type="as-char" style:vertical-pos="middle" style:vertical-rel="text"><draw:object xlink:href="Formula-118/" xlink:type="simple" xlink:show="embed" xlink:actuate="onLoad"/></draw:frame>) for sample sizes typically observed in many host- parasite studies. The bias was most severe for steep host survival functions, due to large changes in the values of <draw:frame text:anchor-type="as-char" style:vertical-pos="middle" style:vertical-rel="text"><draw:object xlink:href="Formula-119/" xlink:type="simple" xlink:show="embed" xlink:actuate="onLoad"/></draw:frame> and <draw:frame text:anchor-type="as-char" style:vertical-pos="middle" style:vertical-rel="text"><draw:object xlink:href="Formula-120/" xlink:type="simple" xlink:show="embed" xlink:actuate="onLoad"/></draw:frame> only slightly changing an already steep survival function. Given these results, neither the Likelihood Method or the Adjei Method could confidently recover the exact shape of the host survival function for small, realistic sample sizes.</text:p>
      <text:p text:style-name="Text_20_body">We also fit both the Likelihood Method and the Adjei Method to empirical data to determine whether they could detect PIHM that had been previously reported based on visual assessments. Consistent with our simulation results, we found that the Adjei Method tended to detect PIHM where it had not been previously reported, while the Likelihood Method’s detection of PIHM was consistent with previously reported PIHM in a given dataset. Taken together, these results suggest that the Adjei Method is fundamentally flawed. We recommend using the Likelihood Method for detecting PIHM and describing attributes of the host survival function.</text:p>
      <text:p text:style-name="Text_20_body">While we have improved upon the previously existing methods for answering questions about PIHM, we cannot belie the fact that estimating PIHM from observational data alone is ladened with assumptions and difficulties . The most fundamental assumption of all methods for estimating PIHM is that the shape of the pre-mortality host-parasite distribution is known and follows a negative binomial distribution. While there is substantial empirical and theoretical evidence to justify the use of the negative binomial distribution as the pre-mortality distribution for macroparasites across hosts , it is widely recognized that different processes can lead to a variety of distributions of parasites across hosts . However, the critical assumption of the pre-mortality distribution is not that the processes leading to the pre-mortality distribution generate a negative binomial distribution, but rather that the pre-mortality distribution is well-fit by a negative binomial. The extreme flexibility of the negative binomial distribution makes it a reasonable candidate distribution for the pre-mortality distributions. Therefore, we do not see this assumption as central problem in any of the proposed methods.</text:p>
      <text:p text:style-name="Text_20_body">However, to use the pre-mortality distribution to infer whether or not the PIHM is occurring in a system requires an explicit assumption about the host survival function and the shape of the post-mortality distribution. Regarding the host-survival function, all currently proposed methods of PIHM assume that the host-survival function is such that uninfected individuals and individuals with low parasite intensity experience essentially no PIHM. illustrated the importance of this assumption by showing that when hosts experienced a linear decrease in survival probability the Crofton Method could not detect PIHM. As the most fundamental models of host- parasite dynamics assume a linear decrease in host survival probability with increasing parasite intensity , the failure of these methods to detect this relationship is a significant disconnect between empirical and theoretical disease ecology [though I haven’t explicitly tested this with the likelihood method]. However, empirical work has shown that non-linear functions of host survival are not uncommon in host-parasite systems , so this assumption alone does not preclude the use of PIHM methods on empirical data.</text:p>
      <text:p text:style-name="Text_20_body">Regarding the shape of the post-mortality distribution, all of these methods require that the post-mortality distribution be significantly different from a negative binomial distribution. This is necessary because none of the above methods will be able to detect PIHM if a negative binomial distribution is an adequate fit to the post-mortality distribution. This is simply because there will be no need for a more complex model (either truncation of the negative binomial or the model given in equation [eq:dist]) if a negative binomial distribution already fits the data. As many observed host-parasite distributions are not significantly different from a negative binomial distribution, there may be limited cases where these PIHM methods can even be considered.</text:p>
      <text:p text:style-name="Text_20_body">Finally, all of these methods assume that the truncation of a negative binomial distribution is due to PIHM, but previous studies have shown that a variety of other processes can lead to the truncation of a negative binomial distribution such as within host parasite density-dependence, age- dependent variation in host resistance and heterogeneous rate of infection . Therefore, even detecting “significant” PIHM in a dataset does not mean that PIHM is cause of the truncation.</text:p>
      <text:p text:style-name="Text_20_body">Given these numerous caveats, is there a place in parasitology for methods that estimate PIHM from distributional data? We are in agreement with that, at the very least, methods for estimating PIHM can provide preliminary insight into whether or not PIHM is worth further exploration. However, we stress that these methods should only be used as an exploratory tool when assessing the role of PIHM in a system and potential users should critically evaluate whether they think they have a large enough sample sizes and an appropriate host survival function/post-mortality distribution for the methods developed in this paper to be applicable. Even if they are applicable, inferring PIHM from distributional data is no substitute for field or laboratory experiments and/or in depth understanding of the natural history of the host-parasite system under consideration.</text:p>
      <text:h text:style-name="Heading_20_1" text:outline-level="1">Acknowledgments</text:h>
      <text:p text:style-name="First_20_paragraph">TODO</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Data Set (sample size)</text:p>
            </table:table-cell>
            <table:table-cell table:style-name="Table1.A1" office:value-type="string">
              <text:p text:style-name="Table_20_Heading">Author detected PIHM?</text:p>
            </table:table-cell>
            <table:table-cell table:style-name="Table1.A1" office:value-type="string">
              <text:p text:style-name="Table_20_Heading">Likelihood Method?</text:p>
            </table:table-cell>
            <table:table-cell table:style-name="Table1.A1" office:value-type="string">
              <text:p text:style-name="Table_20_Heading">Adjei Method?</text:p>
            </table:table-cell>
          </table:table-row>
        </table:table-header-rows>
        <table:table-row>
          <table:table-cell table:style-name="Table1.A1" office:value-type="string">
            <text:p text:style-name="Table_20_Contents">Crofton, Station 1 (<draw:frame text:anchor-type="as-char" style:vertical-pos="middle" style:vertical-rel="text"><draw:object xlink:href="Formula-121/" xlink:type="simple" xlink:show="embed" xlink:actuate="onLoad"/></draw:frame>)</text:p>
          </table:table-cell>
          <table:table-cell table:style-name="Table1.A1" office:value-type="string">
            <text:p text:style-name="Table_20_Contents">Yes</text:p>
          </table:table-cell>
          <table:table-cell table:style-name="Table1.A1" office:value-type="string">
            <text:p text:style-name="Table_20_Contents">Yes (7.27)</text:p>
          </table:table-cell>
          <table:table-cell table:style-name="Table1.A1" office:value-type="string">
            <text:p text:style-name="Table_20_Contents">Yes (9.33)</text:p>
          </table:table-cell>
        </table:table-row>
        <table:table-row>
          <table:table-cell table:style-name="Table1.A1" office:value-type="string">
            <text:p text:style-name="Table_20_Contents">Crofton, Station 2 (<draw:frame text:anchor-type="as-char" style:vertical-pos="middle" style:vertical-rel="text"><draw:object xlink:href="Formula-122/" xlink:type="simple" xlink:show="embed" xlink:actuate="onLoad"/></draw:frame>)</text:p>
          </table:table-cell>
          <table:table-cell table:style-name="Table1.A1" office:value-type="string">
            <text:p text:style-name="Table_20_Contents">Yes</text:p>
          </table:table-cell>
          <table:table-cell table:style-name="Table1.A1" office:value-type="string">
            <text:p text:style-name="Table_20_Contents">Yes (6.92)</text:p>
          </table:table-cell>
          <table:table-cell table:style-name="Table1.A1" office:value-type="string">
            <text:p text:style-name="Table_20_Contents">Yes (14.95)</text:p>
          </table:table-cell>
        </table:table-row>
        <table:table-row>
          <table:table-cell table:style-name="Table1.A1" office:value-type="string">
            <text:p text:style-name="Table_20_Contents">Crofton, Station 3 (<draw:frame text:anchor-type="as-char" style:vertical-pos="middle" style:vertical-rel="text"><draw:object xlink:href="Formula-123/" xlink:type="simple" xlink:show="embed" xlink:actuate="onLoad"/></draw:frame>)</text:p>
          </table:table-cell>
          <table:table-cell table:style-name="Table1.A1" office:value-type="string">
            <text:p text:style-name="Table_20_Contents">Yes</text:p>
          </table:table-cell>
          <table:table-cell table:style-name="Table1.A1" office:value-type="string">
            <text:p text:style-name="Table_20_Contents">Yes (5.93)</text:p>
          </table:table-cell>
          <table:table-cell table:style-name="Table1.A1" office:value-type="string">
            <text:p text:style-name="Table_20_Contents">Yes (5.98)</text:p>
          </table:table-cell>
        </table:table-row>
        <table:table-row>
          <table:table-cell table:style-name="Table1.A1" office:value-type="string">
            <text:p text:style-name="Table_20_Contents">Crofton, Station 4 (<draw:frame text:anchor-type="as-char" style:vertical-pos="middle" style:vertical-rel="text"><draw:object xlink:href="Formula-124/" xlink:type="simple" xlink:show="embed" xlink:actuate="onLoad"/></draw:frame>)</text:p>
          </table:table-cell>
          <table:table-cell table:style-name="Table1.A1" office:value-type="string">
            <text:p text:style-name="Table_20_Contents">No</text:p>
          </table:table-cell>
          <table:table-cell table:style-name="Table1.A1" office:value-type="string">
            <text:p text:style-name="Table_20_Contents">No</text:p>
          </table:table-cell>
          <table:table-cell table:style-name="Table1.A1" office:value-type="string">
            <text:p text:style-name="Table_20_Contents">Yes (7.99)</text:p>
          </table:table-cell>
        </table:table-row>
        <table:table-row>
          <table:table-cell table:style-name="Table1.A1" office:value-type="string">
            <text:p text:style-name="Table_20_Contents">Crofton, Station 5 (<draw:frame text:anchor-type="as-char" style:vertical-pos="middle" style:vertical-rel="text"><draw:object xlink:href="Formula-125/" xlink:type="simple" xlink:show="embed" xlink:actuate="onLoad"/></draw:frame>)</text:p>
          </table:table-cell>
          <table:table-cell table:style-name="Table1.A1" office:value-type="string">
            <text:p text:style-name="Table_20_Contents">No</text:p>
          </table:table-cell>
          <table:table-cell table:style-name="Table1.A1" office:value-type="string">
            <text:p text:style-name="Table_20_Contents">No</text:p>
          </table:table-cell>
          <table:table-cell table:style-name="Table1.A1" office:value-type="string">
            <text:p text:style-name="Table_20_Contents">Yes (10.58)</text:p>
          </table:table-cell>
        </table:table-row>
        <table:table-row>
          <table:table-cell table:style-name="Table1.A1" office:value-type="string">
            <text:p text:style-name="Table_20_Contents">Crofton, Station 6 (<draw:frame text:anchor-type="as-char" style:vertical-pos="middle" style:vertical-rel="text"><draw:object xlink:href="Formula-126/" xlink:type="simple" xlink:show="embed" xlink:actuate="onLoad"/></draw:frame>)</text:p>
          </table:table-cell>
          <table:table-cell table:style-name="Table1.A1" office:value-type="string">
            <text:p text:style-name="Table_20_Contents">No</text:p>
          </table:table-cell>
          <table:table-cell table:style-name="Table1.A1" office:value-type="string">
            <text:p text:style-name="Table_20_Contents">No</text:p>
          </table:table-cell>
          <table:table-cell table:style-name="Table1.A1" office:value-type="string">
            <text:p text:style-name="Table_20_Contents">No</text:p>
          </table:table-cell>
        </table:table-row>
        <table:table-row>
          <table:table-cell table:style-name="Table1.A1" office:value-type="string">
            <text:p text:style-name="Table_20_Contents">Adjei, <text:span text:style-name="T28">S.</text:span><text:span text:style-name="T29"> </text:span><text:span text:style-name="T30">tumbil</text:span> female (<draw:frame text:anchor-type="as-char" style:vertical-pos="middle" style:vertical-rel="text"><draw:object xlink:href="Formula-127/" xlink:type="simple" xlink:show="embed" xlink:actuate="onLoad"/></draw:frame>)</text:p>
          </table:table-cell>
          <table:table-cell table:style-name="Table1.A1" office:value-type="string">
            <text:p text:style-name="Table_20_Contents">Yes (5.7)</text:p>
          </table:table-cell>
          <table:table-cell table:style-name="Table1.A1" office:value-type="string">
            <text:p text:style-name="Table_20_Contents">No</text:p>
          </table:table-cell>
          <table:table-cell table:style-name="Table1.A1" office:value-type="string">
            <text:p text:style-name="Table_20_Contents">Yes (6.37)</text:p>
          </table:table-cell>
        </table:table-row>
        <table:table-row>
          <table:table-cell table:style-name="Table1.A1" office:value-type="string">
            <text:p text:style-name="Table_20_Contents">Adjei, <text:span text:style-name="T31">S.</text:span><text:span text:style-name="T32"> </text:span><text:span text:style-name="T33">tumbil</text:span> male (<draw:frame text:anchor-type="as-char" style:vertical-pos="middle" style:vertical-rel="text"><draw:object xlink:href="Formula-128/" xlink:type="simple" xlink:show="embed" xlink:actuate="onLoad"/></draw:frame>)</text:p>
          </table:table-cell>
          <table:table-cell table:style-name="Table1.A1" office:value-type="string">
            <text:p text:style-name="Table_20_Contents">Yes (3.4)</text:p>
          </table:table-cell>
          <table:table-cell table:style-name="Table1.A1" office:value-type="string">
            <text:p text:style-name="Table_20_Contents">Yes (3.42)</text:p>
          </table:table-cell>
          <table:table-cell table:style-name="Table1.A1" office:value-type="string">
            <text:p text:style-name="Table_20_Contents">Yes (3.66)</text:p>
          </table:table-cell>
        </table:table-row>
        <table:table-row>
          <table:table-cell table:style-name="Table1.A1" office:value-type="string">
            <text:p text:style-name="Table_20_Contents">Adjei, <text:span text:style-name="T34">S.</text:span><text:span text:style-name="T35"> </text:span><text:span text:style-name="T36">undosquamis</text:span> female (<draw:frame text:anchor-type="as-char" style:vertical-pos="middle" style:vertical-rel="text"><draw:object xlink:href="Formula-129/" xlink:type="simple" xlink:show="embed" xlink:actuate="onLoad"/></draw:frame>)</text:p>
          </table:table-cell>
          <table:table-cell table:style-name="Table1.A1" office:value-type="string">
            <text:p text:style-name="Table_20_Contents">Yes (3.2)</text:p>
          </table:table-cell>
          <table:table-cell table:style-name="Table1.A1" office:value-type="string">
            <text:p text:style-name="Table_20_Contents">Yes (3.04)</text:p>
          </table:table-cell>
          <table:table-cell table:style-name="Table1.A1" office:value-type="string">
            <text:p text:style-name="Table_20_Contents">Yes (3.11)</text:p>
          </table:table-cell>
        </table:table-row>
        <table:table-row>
          <table:table-cell table:style-name="Table1.A1" office:value-type="string">
            <text:p text:style-name="Table_20_Contents">Adjei, <text:span text:style-name="T37">S.</text:span><text:span text:style-name="T38"> </text:span><text:span text:style-name="T39">undosquamis</text:span> male (<draw:frame text:anchor-type="as-char" style:vertical-pos="middle" style:vertical-rel="text"><draw:object xlink:href="Formula-130/" xlink:type="simple" xlink:show="embed" xlink:actuate="onLoad"/></draw:frame>)</text:p>
          </table:table-cell>
          <table:table-cell table:style-name="Table1.A1" office:value-type="string">
            <text:p text:style-name="Table_20_Contents">Yes (1.8)</text:p>
          </table:table-cell>
          <table:table-cell table:style-name="Table1.A1" office:value-type="string">
            <text:p text:style-name="Table_20_Contents">Yes (1.83)</text:p>
          </table:table-cell>
          <table:table-cell table:style-name="Table1.A1" office:value-type="string">
            <text:p text:style-name="Table_20_Contents">Yes (1.78)</text:p>
          </table:table-cell>
        </table:table-row>
      </table:table>
      <text:p text:style-name="First_20_paragraph">[table:pihm]</text:p>
      <text:p text:style-name="Text_20_body"><draw:frame draw:name="img1" svg:width="0pt" svg:height="0pt"><draw:image xlink:href="Pictures/131.pdf" xlink:type="simple" xlink:show="embed" xlink:actuate="onLoad"/></draw:frame></text:p>
      <text:p text:style-name="Text_20_body">[fig:surv]</text:p>
      <text:p text:style-name="Text_20_body"><text:span text:style-name="T40">The</text:span><text:span text:style-name="T41"> </text:span><text:span text:style-name="T42">Type</text:span><text:span text:style-name="T43"> </text:span><text:span text:style-name="T44">I</text:span><text:span text:style-name="T45"> </text:span><text:span text:style-name="T46">error</text:span><text:span text:style-name="T47"> </text:span><text:span text:style-name="T48">rate</text:span><text:span text:style-name="T49"> </text:span><text:span text:style-name="T50">and</text:span><text:span text:style-name="T51"> </text:span><text:span text:style-name="T52">the</text:span><text:span text:style-name="T53"> </text:span><text:span text:style-name="T54">power</text:span><text:span text:style-name="T55"> </text:span><text:span text:style-name="T56">of</text:span><text:span text:style-name="T57"> </text:span><text:span text:style-name="T58">the</text:span><text:span text:style-name="T59"> </text:span><text:span text:style-name="T60">Likelihood</text:span><text:span text:style-name="T61"> </text:span><text:span text:style-name="T62">Method</text:span><text:span text:style-name="T63"> </text:span><text:span text:style-name="T64">(solid</text:span><text:span text:style-name="T65"> </text:span><text:span text:style-name="T66">line)</text:span><text:span text:style-name="T67"> </text:span><text:span text:style-name="T68">and</text:span><text:span text:style-name="T69"> </text:span><text:span text:style-name="T70">the</text:span><text:span text:style-name="T71"> </text:span><text:span text:style-name="T72">Adjei</text:span><text:span text:style-name="T73"> </text:span><text:span text:style-name="T74">Method</text:span><text:span text:style-name="T75"> </text:span><text:span text:style-name="T76">(dashed</text:span><text:span text:style-name="T77"> </text:span><text:span text:style-name="T78">lines)</text:span><text:span text:style-name="T79"> </text:span><text:span text:style-name="T80">when</text:span><text:span text:style-name="T81"> </text:span><draw:frame text:anchor-type="as-char" style:vertical-pos="middle" style:vertical-rel="text"><draw:object xlink:href="Formula-132/" xlink:type="simple" xlink:show="embed" xlink:actuate="onLoad"/></draw:frame><text:span text:style-name="T82"> </text:span><text:span text:style-name="T83">for</text:span><text:span text:style-name="T84"> </text:span><text:span text:style-name="T85">various</text:span><text:span text:style-name="T86"> </text:span><text:span text:style-name="T87">shapes</text:span><text:span text:style-name="T88"> </text:span><text:span text:style-name="T89">of</text:span><text:span text:style-name="T90"> </text:span><text:span text:style-name="T91">the</text:span><text:span text:style-name="T92"> </text:span><text:span text:style-name="T93">host</text:span><text:span text:style-name="T94"> </text:span><text:span text:style-name="T95">survival</text:span><text:span text:style-name="T96"> </text:span><text:span text:style-name="T97">function</text:span><text:span text:style-name="T98"> </text:span><text:span text:style-name="T99">and</text:span><text:span text:style-name="T100"> </text:span><text:span text:style-name="T101">levels</text:span><text:span text:style-name="T102"> </text:span><text:span text:style-name="T103">of</text:span><text:span text:style-name="T104"> </text:span><text:span text:style-name="T105">aggregation</text:span><text:span text:style-name="T106"> </text:span><draw:frame text:anchor-type="as-char" style:vertical-pos="middle" style:vertical-rel="text"><draw:object xlink:href="Formula-133/" xlink:type="simple" xlink:show="embed" xlink:actuate="onLoad"/></draw:frame><text:span text:style-name="T107">.</text:span><text:span text:style-name="T108"> </text:span><text:span text:style-name="T109">The</text:span><text:span text:style-name="T110"> </text:span><text:span text:style-name="T111">first</text:span><text:span text:style-name="T112"> </text:span><text:span text:style-name="T113">column</text:span><text:span text:style-name="T114"> </text:span><text:span text:style-name="T115">gives</text:span><text:span text:style-name="T116"> </text:span><text:span text:style-name="T117">the</text:span><text:span text:style-name="T118"> </text:span><text:span text:style-name="T119">Type</text:span><text:span text:style-name="T120"> </text:span><text:span text:style-name="T121">I</text:span><text:span text:style-name="T122"> </text:span><text:span text:style-name="T123">error</text:span><text:span text:style-name="T124"> </text:span><text:span text:style-name="T125">rate</text:span><text:span text:style-name="T126"> </text:span><text:span text:style-name="T127">of</text:span><text:span text:style-name="T128"> </text:span><text:span text:style-name="T129">each</text:span><text:span text:style-name="T130"> </text:span><text:span text:style-name="T131">method</text:span><text:span text:style-name="T132"> </text:span><text:span text:style-name="T133">for</text:span><text:span text:style-name="T134"> </text:span><text:span text:style-name="T135">falsely</text:span><text:span text:style-name="T136"> </text:span><text:span text:style-name="T137">detecting</text:span><text:span text:style-name="T138"> </text:span><text:span text:style-name="T139">PIHM</text:span><text:span text:style-name="T140"> </text:span><text:span text:style-name="T141">when</text:span><text:span text:style-name="T142"> </text:span><text:span text:style-name="T143">none</text:span><text:span text:style-name="T144"> </text:span><text:span text:style-name="T145">is</text:span><text:span text:style-name="T146"> </text:span><text:span text:style-name="T147">present.</text:span><text:span text:style-name="T148"> </text:span><text:span text:style-name="T149">The</text:span><text:span text:style-name="T150"> </text:span><text:span text:style-name="T151">red</text:span><text:span text:style-name="T152"> </text:span><text:span text:style-name="T153">line</text:span><text:span text:style-name="T154"> </text:span><text:span text:style-name="T155">gives</text:span><text:span text:style-name="T156"> </text:span><text:span text:style-name="T157">the</text:span><text:span text:style-name="T158"> </text:span><text:span text:style-name="T159">the</text:span><text:span text:style-name="T160"> </text:span><text:span text:style-name="T161">pre-set</text:span><text:span text:style-name="T162"> </text:span><text:span text:style-name="T163">Type</text:span><text:span text:style-name="T164"> </text:span><text:span text:style-name="T165">I</text:span><text:span text:style-name="T166"> </text:span><text:span text:style-name="T167">error</text:span><text:span text:style-name="T168"> </text:span><text:span text:style-name="T169">rate</text:span><text:span text:style-name="T170"> </text:span><text:span text:style-name="T171">of</text:span><text:span text:style-name="T172"> </text:span><draw:frame text:anchor-type="as-char" style:vertical-pos="middle" style:vertical-rel="text"><draw:object xlink:href="Formula-134/" xlink:type="simple" xlink:show="embed" xlink:actuate="onLoad"/></draw:frame><text:span text:style-name="T173">.</text:span><text:span text:style-name="T174"> </text:span><text:span text:style-name="T175">The</text:span><text:span text:style-name="T176"> </text:span><text:span text:style-name="T177">second</text:span><text:span text:style-name="T178"> </text:span><text:span text:style-name="T179">column</text:span><text:span text:style-name="T180"> </text:span><text:span text:style-name="T181">gives</text:span><text:span text:style-name="T182"> </text:span><text:span text:style-name="T183">the</text:span><text:span text:style-name="T184"> </text:span><text:span text:style-name="T185">power</text:span><text:span text:style-name="T186"> </text:span><text:span text:style-name="T187">of</text:span><text:span text:style-name="T188"> </text:span><text:span text:style-name="T189">a</text:span><text:span text:style-name="T190"> </text:span><text:span text:style-name="T191">given</text:span><text:span text:style-name="T192"> </text:span><text:span text:style-name="T193">method</text:span><text:span text:style-name="T194"> </text:span><text:span text:style-name="T195">to</text:span><text:span text:style-name="T196"> </text:span><text:span text:style-name="T197">detect</text:span><text:span text:style-name="T198"> </text:span><text:span text:style-name="T199">PIHM</text:span><text:span text:style-name="T200"> </text:span><text:span text:style-name="T201">when</text:span><text:span text:style-name="T202"> </text:span><text:span text:style-name="T203">it</text:span><text:span text:style-name="T204"> </text:span><text:span text:style-name="T205">is</text:span><text:span text:style-name="T206"> </text:span><text:span text:style-name="T207">actually</text:span><text:span text:style-name="T208"> </text:span><text:span text:style-name="T209">occurring.</text:span><text:span text:style-name="T210"> </text:span></text:p>
      <text:p text:style-name="Text_20_body">[fig:typeI10]</text:p>
      <text:p text:style-name="Text_20_body"><text:span text:style-name="T211">The</text:span><text:span text:style-name="T212"> </text:span><text:span text:style-name="T213">bias</text:span><text:span text:style-name="T214"> </text:span><text:span text:style-name="T215">and</text:span><text:span text:style-name="T216"> </text:span><text:span text:style-name="T217">the</text:span><text:span text:style-name="T218"> </text:span><text:span text:style-name="T219">precision</text:span><text:span text:style-name="T220"> </text:span><text:span text:style-name="T221">of</text:span><text:span text:style-name="T222"> </text:span><text:span text:style-name="T223">the</text:span><text:span text:style-name="T224"> </text:span><text:span text:style-name="T225">Likelihood</text:span><text:span text:style-name="T226"> </text:span><text:span text:style-name="T227">Method</text:span><text:span text:style-name="T228"> </text:span><text:span text:style-name="T229">(solid</text:span><text:span text:style-name="T230"> </text:span><text:span text:style-name="T231">line)</text:span><text:span text:style-name="T232"> </text:span><text:span text:style-name="T233">and</text:span><text:span text:style-name="T234"> </text:span><text:span text:style-name="T235">the</text:span><text:span text:style-name="T236"> </text:span><text:span text:style-name="T237">Adjei</text:span><text:span text:style-name="T238"> </text:span><text:span text:style-name="T239">Method</text:span><text:span text:style-name="T240"> </text:span><text:span text:style-name="T241">(dashed</text:span><text:span text:style-name="T242"> </text:span><text:span text:style-name="T243">lines)</text:span><text:span text:style-name="T244"> </text:span><text:span text:style-name="T245">when</text:span><text:span text:style-name="T246"> </text:span><draw:frame text:anchor-type="as-char" style:vertical-pos="middle" style:vertical-rel="text"><draw:object xlink:href="Formula-135/" xlink:type="simple" xlink:show="embed" xlink:actuate="onLoad"/></draw:frame><text:span text:style-name="T247"> </text:span><text:span text:style-name="T248">for</text:span><text:span text:style-name="T249"> </text:span><text:span text:style-name="T250">various</text:span><text:span text:style-name="T251"> </text:span><text:span text:style-name="T252">shapes</text:span><text:span text:style-name="T253"> </text:span><text:span text:style-name="T254">of</text:span><text:span text:style-name="T255"> </text:span><text:span text:style-name="T256">the</text:span><text:span text:style-name="T257"> </text:span><text:span text:style-name="T258">host</text:span><text:span text:style-name="T259"> </text:span><text:span text:style-name="T260">survival</text:span><text:span text:style-name="T261"> </text:span><text:span text:style-name="T262">function</text:span><text:span text:style-name="T263"> </text:span><text:span text:style-name="T264">and</text:span><text:span text:style-name="T265"> </text:span><text:span text:style-name="T266">levels</text:span><text:span text:style-name="T267"> </text:span><text:span text:style-name="T268">of</text:span><text:span text:style-name="T269"> </text:span><text:span text:style-name="T270">aggregation</text:span><text:span text:style-name="T271"> </text:span><draw:frame text:anchor-type="as-char" style:vertical-pos="middle" style:vertical-rel="text"><draw:object xlink:href="Formula-136/" xlink:type="simple" xlink:show="embed" xlink:actuate="onLoad"/></draw:frame><text:span text:style-name="T272"> </text:span><text:span text:style-name="T273">when</text:span><text:span text:style-name="T274"> </text:span><text:span text:style-name="T275">estimating</text:span><text:span text:style-name="T276"> </text:span><draw:frame text:anchor-type="as-char" style:vertical-pos="middle" style:vertical-rel="text"><draw:object xlink:href="Formula-137/" xlink:type="simple" xlink:show="embed" xlink:actuate="onLoad"/></draw:frame><text:span text:style-name="T277">.</text:span><text:span text:style-name="T278"> </text:span><text:span text:style-name="T279">The</text:span><text:span text:style-name="T280"> </text:span><text:span text:style-name="T281">first</text:span><text:span text:style-name="T282"> </text:span><text:span text:style-name="T283">column</text:span><text:span text:style-name="T284"> </text:span><text:span text:style-name="T285">gives</text:span><text:span text:style-name="T286"> </text:span><text:span text:style-name="T287">the</text:span><text:span text:style-name="T288"> </text:span><text:span text:style-name="T289">bias</text:span><text:span text:style-name="T290"> </text:span><text:span text:style-name="T291">of</text:span><text:span text:style-name="T292"> </text:span><text:span text:style-name="T293">each</text:span><text:span text:style-name="T294"> </text:span><text:span text:style-name="T295">methods</text:span><text:span text:style-name="T296"> </text:span><draw:frame text:anchor-type="as-char" style:vertical-pos="middle" style:vertical-rel="text"><draw:object xlink:href="Formula-138/" xlink:type="simple" xlink:show="embed" xlink:actuate="onLoad"/></draw:frame><text:span text:style-name="T297"> </text:span><text:span text:style-name="T298">estimate</text:span><text:span text:style-name="T299"> </text:span><text:span text:style-name="T300">over</text:span><text:span text:style-name="T301"> </text:span><text:span text:style-name="T302">150</text:span><text:span text:style-name="T303"> </text:span><text:span text:style-name="T304">simulations.</text:span><text:span text:style-name="T305"> </text:span><text:span text:style-name="T306">The</text:span><text:span text:style-name="T307"> </text:span><text:span text:style-name="T308">second</text:span><text:span text:style-name="T309"> </text:span><text:span text:style-name="T310">column</text:span><text:span text:style-name="T311"> </text:span><text:span text:style-name="T312">gives</text:span><text:span text:style-name="T313"> </text:span><text:span text:style-name="T314">the</text:span><text:span text:style-name="T315"> </text:span><text:span text:style-name="T316">precision</text:span><text:span text:style-name="T317"> </text:span><text:span text:style-name="T318">of</text:span><text:span text:style-name="T319"> </text:span><text:span text:style-name="T320">each</text:span><text:span text:style-name="T321"> </text:span><text:span text:style-name="T322">methods</text:span><text:span text:style-name="T323"> </text:span><draw:frame text:anchor-type="as-char" style:vertical-pos="middle" style:vertical-rel="text"><draw:object xlink:href="Formula-139/" xlink:type="simple" xlink:show="embed" xlink:actuate="onLoad"/></draw:frame><text:span text:style-name="T324"> </text:span><text:span text:style-name="T325">estimate</text:span><text:span text:style-name="T326"> </text:span><text:span text:style-name="T327">over</text:span><text:span text:style-name="T328"> </text:span><text:span text:style-name="T329">150</text:span><text:span text:style-name="T330"> </text:span><text:span text:style-name="T331">simulations.</text:span></text:p>
      <text:p text:style-name="Text_20_body">[fig:biasld50]</text:p>
      <text:p text:style-name="Text_20_body"><text:span text:style-name="T332">The</text:span><text:span text:style-name="T333"> </text:span><text:span text:style-name="T334">bias</text:span><text:span text:style-name="T335"> </text:span><text:span text:style-name="T336">and</text:span><text:span text:style-name="T337"> </text:span><text:span text:style-name="T338">the</text:span><text:span text:style-name="T339"> </text:span><text:span text:style-name="T340">precision</text:span><text:span text:style-name="T341"> </text:span><text:span text:style-name="T342">of</text:span><text:span text:style-name="T343"> </text:span><text:span text:style-name="T344">the</text:span><text:span text:style-name="T345"> </text:span><text:span text:style-name="T346">Likelihood</text:span><text:span text:style-name="T347"> </text:span><text:span text:style-name="T348">Method</text:span><text:span text:style-name="T349"> </text:span><text:span text:style-name="T350">(solid</text:span><text:span text:style-name="T351"> </text:span><text:span text:style-name="T352">line)</text:span><text:span text:style-name="T353"> </text:span><text:span text:style-name="T354">and</text:span><text:span text:style-name="T355"> </text:span><text:span text:style-name="T356">the</text:span><text:span text:style-name="T357"> </text:span><text:span text:style-name="T358">Adjei</text:span><text:span text:style-name="T359"> </text:span><text:span text:style-name="T360">Method</text:span><text:span text:style-name="T361"> </text:span><text:span text:style-name="T362">(dashed</text:span><text:span text:style-name="T363"> </text:span><text:span text:style-name="T364">lines)</text:span><text:span text:style-name="T365"> </text:span><text:span text:style-name="T366">when</text:span><text:span text:style-name="T367"> </text:span><draw:frame text:anchor-type="as-char" style:vertical-pos="middle" style:vertical-rel="text"><draw:object xlink:href="Formula-140/" xlink:type="simple" xlink:show="embed" xlink:actuate="onLoad"/></draw:frame><text:span text:style-name="T368"> </text:span><text:span text:style-name="T369">for</text:span><text:span text:style-name="T370"> </text:span><text:span text:style-name="T371">various</text:span><text:span text:style-name="T372"> </text:span><text:span text:style-name="T373">shapes</text:span><text:span text:style-name="T374"> </text:span><text:span text:style-name="T375">of</text:span><text:span text:style-name="T376"> </text:span><text:span text:style-name="T377">the</text:span><text:span text:style-name="T378"> </text:span><text:span text:style-name="T379">host</text:span><text:span text:style-name="T380"> </text:span><text:span text:style-name="T381">survival</text:span><text:span text:style-name="T382"> </text:span><text:span text:style-name="T383">function</text:span><text:span text:style-name="T384"> </text:span><text:span text:style-name="T385">and</text:span><text:span text:style-name="T386"> </text:span><text:span text:style-name="T387">levels</text:span><text:span text:style-name="T388"> </text:span><text:span text:style-name="T389">of</text:span><text:span text:style-name="T390"> </text:span><text:span text:style-name="T391">aggregation</text:span><text:span text:style-name="T392"> </text:span><draw:frame text:anchor-type="as-char" style:vertical-pos="middle" style:vertical-rel="text"><draw:object xlink:href="Formula-141/" xlink:type="simple" xlink:show="embed" xlink:actuate="onLoad"/></draw:frame><text:span text:style-name="T393"> </text:span><text:span text:style-name="T394">when</text:span><text:span text:style-name="T395"> </text:span><text:span text:style-name="T396">estimating</text:span><text:span text:style-name="T397"> </text:span><text:span text:style-name="T398">the</text:span><text:span text:style-name="T399"> </text:span><draw:frame text:anchor-type="as-char" style:vertical-pos="middle" style:vertical-rel="text"><draw:object xlink:href="Formula-142/" xlink:type="simple" xlink:show="embed" xlink:actuate="onLoad"/></draw:frame><text:span text:style-name="T400"> </text:span><text:span text:style-name="T401">parameter</text:span><text:span text:style-name="T402"> </text:span><text:span text:style-name="T403">of</text:span><text:span text:style-name="T404"> </text:span><text:span text:style-name="T405">the</text:span><text:span text:style-name="T406"> </text:span><text:span text:style-name="T407">host</text:span><text:span text:style-name="T408"> </text:span><text:span text:style-name="T409">survival</text:span><text:span text:style-name="T410"> </text:span><text:span text:style-name="T411">function.</text:span><text:span text:style-name="T412"> </text:span><text:span text:style-name="T413">The</text:span><text:span text:style-name="T414"> </text:span><text:span text:style-name="T415">first</text:span><text:span text:style-name="T416"> </text:span><text:span text:style-name="T417">column</text:span><text:span text:style-name="T418"> </text:span><text:span text:style-name="T419">gives</text:span><text:span text:style-name="T420"> </text:span><text:span text:style-name="T421">the</text:span><text:span text:style-name="T422"> </text:span><text:span text:style-name="T423">bias</text:span><text:span text:style-name="T424"> </text:span><text:span text:style-name="T425">of</text:span><text:span text:style-name="T426"> </text:span><text:span text:style-name="T427">each</text:span><text:span text:style-name="T428"> </text:span><text:span text:style-name="T429">methods</text:span><text:span text:style-name="T430"> </text:span><draw:frame text:anchor-type="as-char" style:vertical-pos="middle" style:vertical-rel="text"><draw:object xlink:href="Formula-143/" xlink:type="simple" xlink:show="embed" xlink:actuate="onLoad"/></draw:frame><text:span text:style-name="T431"> </text:span><text:span text:style-name="T432">estimate</text:span><text:span text:style-name="T433"> </text:span><text:span text:style-name="T434">over</text:span><text:span text:style-name="T435"> </text:span><text:span text:style-name="T436">150</text:span><text:span text:style-name="T437"> </text:span><text:span text:style-name="T438">simulations.</text:span><text:span text:style-name="T439"> </text:span><text:span text:style-name="T440">The</text:span><text:span text:style-name="T441"> </text:span><text:span text:style-name="T442">second</text:span><text:span text:style-name="T443"> </text:span><text:span text:style-name="T444">column</text:span><text:span text:style-name="T445"> </text:span><text:span text:style-name="T446">gives</text:span><text:span text:style-name="T447"> </text:span><text:span text:style-name="T448">the</text:span><text:span text:style-name="T449"> </text:span><text:span text:style-name="T450">precision</text:span><text:span text:style-name="T451"> </text:span><text:span text:style-name="T452">of</text:span><text:span text:style-name="T453"> </text:span><text:span text:style-name="T454">each</text:span><text:span text:style-name="T455"> </text:span><text:span text:style-name="T456">methods</text:span><text:span text:style-name="T457"> </text:span><draw:frame text:anchor-type="as-char" style:vertical-pos="middle" style:vertical-rel="text"><draw:object xlink:href="Formula-144/" xlink:type="simple" xlink:show="embed" xlink:actuate="onLoad"/></draw:frame><text:span text:style-name="T458"> </text:span><text:span text:style-name="T459">estimate</text:span><text:span text:style-name="T460"> </text:span><text:span text:style-name="T461">over</text:span><text:span text:style-name="T462"> </text:span><text:span text:style-name="T463">150</text:span><text:span text:style-name="T464"> </text:span><text:span text:style-name="T465">simulations.</text:span></text:p>
      <text:p text:style-name="Text_20_body">[fig:bia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aring methods for estimating parasite-induced host mortality from distributional data: implementation and limitations</dc:title>
  </office:meta>
</office:document-meta>
</file>

<file path=Formula-0/content.xml><?xml version="1.0" encoding="utf-8"?>
<math xmlns="http://www.w3.org/1998/Math/MathML" display="inline">
  <mrow>
    <mi>L</mi>
    <msub>
      <mi>D</mi>
      <mn>50</mn>
    </msub>
  </mrow>
</math>
</file>

<file path=Formula-1/content.xml><?xml version="1.0" encoding="utf-8"?>
<math xmlns="http://www.w3.org/1998/Math/MathML" display="inline">
  <msub>
    <mi>N</mi>
    <mi>p</mi>
  </msub>
</math>
</file>

<file path=Formula-10/content.xml><?xml version="1.0" encoding="utf-8"?>
<math xmlns="http://www.w3.org/1998/Math/MathML" display="inline">
  <mi>a</mi>
</math>
</file>

<file path=Formula-100/content.xml><?xml version="1.0" encoding="utf-8"?>
<math xmlns="http://www.w3.org/1998/Math/MathML" display="inline">
  <msub>
    <mi>μ</mi>
    <mi>p</mi>
  </msub>
</math>
</file>

<file path=Formula-101/content.xml><?xml version="1.0" encoding="utf-8"?>
<math xmlns="http://www.w3.org/1998/Math/MathML" display="inline">
  <mrow>
    <mi>L</mi>
    <msub>
      <mi>D</mi>
      <mn>50</mn>
    </msub>
  </mrow>
</math>
</file>

<file path=Formula-102/content.xml><?xml version="1.0" encoding="utf-8"?>
<math xmlns="http://www.w3.org/1998/Math/MathML" display="inline">
  <mrow>
    <mi>L</mi>
    <msub>
      <mi>D</mi>
      <mn>50</mn>
    </msub>
  </mrow>
</math>
</file>

<file path=Formula-103/content.xml><?xml version="1.0" encoding="utf-8"?>
<math xmlns="http://www.w3.org/1998/Math/MathML" display="inline">
  <mrow>
    <mi>L</mi>
    <msub>
      <mi>D</mi>
      <mn>50</mn>
    </msub>
  </mrow>
</math>
</file>

<file path=Formula-104/content.xml><?xml version="1.0" encoding="utf-8"?>
<math xmlns="http://www.w3.org/1998/Math/MathML" display="inline">
  <msub>
    <mi>μ</mi>
    <mi>p</mi>
  </msub>
</math>
</file>

<file path=Formula-105/content.xml><?xml version="1.0" encoding="utf-8"?>
<math xmlns="http://www.w3.org/1998/Math/MathML" display="inline">
  <mi>a</mi>
</math>
</file>

<file path=Formula-106/content.xml><?xml version="1.0" encoding="utf-8"?>
<math xmlns="http://www.w3.org/1998/Math/MathML" display="inline">
  <mi>b</mi>
</math>
</file>

<file path=Formula-107/content.xml><?xml version="1.0" encoding="utf-8"?>
<math xmlns="http://www.w3.org/1998/Math/MathML" display="inline">
  <mi>a</mi>
</math>
</file>

<file path=Formula-108/content.xml><?xml version="1.0" encoding="utf-8"?>
<math xmlns="http://www.w3.org/1998/Math/MathML" display="inline">
  <mi>b</mi>
</math>
</file>

<file path=Formula-109/content.xml><?xml version="1.0" encoding="utf-8"?>
<math xmlns="http://www.w3.org/1998/Math/MathML" display="inline">
  <mi>a</mi>
</math>
</file>

<file path=Formula-11/content.xml><?xml version="1.0" encoding="utf-8"?>
<math xmlns="http://www.w3.org/1998/Math/MathML" display="inline">
  <mi>b</mi>
</math>
</file>

<file path=Formula-110/content.xml><?xml version="1.0" encoding="utf-8"?>
<math xmlns="http://www.w3.org/1998/Math/MathML" display="inline">
  <mi>b</mi>
</math>
</file>

<file path=Formula-111/content.xml><?xml version="1.0" encoding="utf-8"?>
<math xmlns="http://www.w3.org/1998/Math/MathML" display="inline">
  <mi>a</mi>
</math>
</file>

<file path=Formula-112/content.xml><?xml version="1.0" encoding="utf-8"?>
<math xmlns="http://www.w3.org/1998/Math/MathML" display="inline">
  <msub>
    <mi>μ</mi>
    <mi>p</mi>
  </msub>
</math>
</file>

<file path=Formula-113/content.xml><?xml version="1.0" encoding="utf-8"?>
<math xmlns="http://www.w3.org/1998/Math/MathML" display="inline">
  <mrow>
    <msubsup>
      <mi>χ</mi>
      <mrow>
        <mi>d</mi>
        <mi>f</mi>
        <mo>=</mo>
        <mn>2</mn>
      </mrow>
      <mn>2</mn>
    </msubsup>
    <mo>=</mo>
    <mn>5</mn>
    <mo>.</mo>
    <mn>34</mn>
    <mo>;</mo>
    <mi>p</mi>
    <mo>=</mo>
    <mn>0</mn>
    <mo>.</mo>
    <mn>069</mn>
  </mrow>
</math>
</file>

<file path=Formula-114/content.xml><?xml version="1.0" encoding="utf-8"?>
<math xmlns="http://www.w3.org/1998/Math/MathML" display="inline">
  <mrow>
    <mi>L</mi>
    <msub>
      <mi>D</mi>
      <mn>50</mn>
    </msub>
  </mrow>
</math>
</file>

<file path=Formula-115/content.xml><?xml version="1.0" encoding="utf-8"?>
<math xmlns="http://www.w3.org/1998/Math/MathML" display="inline">
  <mrow>
    <mi>L</mi>
    <msub>
      <mi>D</mi>
      <mn>50</mn>
    </msub>
  </mrow>
</math>
</file>

<file path=Formula-116/content.xml><?xml version="1.0" encoding="utf-8"?>
<math xmlns="http://www.w3.org/1998/Math/MathML" display="inline">
  <mrow>
    <mi>α</mi>
    <mo>=</mo>
    <mn>0</mn>
    <mo>.</mo>
    <mn>05</mn>
  </mrow>
</math>
</file>

<file path=Formula-117/content.xml><?xml version="1.0" encoding="utf-8"?>
<math xmlns="http://www.w3.org/1998/Math/MathML" display="inline">
  <mi>a</mi>
</math>
</file>

<file path=Formula-118/content.xml><?xml version="1.0" encoding="utf-8"?>
<math xmlns="http://www.w3.org/1998/Math/MathML" display="inline">
  <mi>b</mi>
</math>
</file>

<file path=Formula-119/content.xml><?xml version="1.0" encoding="utf-8"?>
<math xmlns="http://www.w3.org/1998/Math/MathML" display="inline">
  <mi>a</mi>
</math>
</file>

<file path=Formula-12/content.xml><?xml version="1.0" encoding="utf-8"?>
<math xmlns="http://www.w3.org/1998/Math/MathML" display="inline">
  <mrow>
    <mi>exp</mi>
    <mo stretchy="false" form="prefix">(</mo>
    <mi>a</mi>
    <mo>/</mo>
    <mi>b</mi>
    <mo stretchy="false" form="postfix">)</mo>
  </mrow>
</math>
</file>

<file path=Formula-120/content.xml><?xml version="1.0" encoding="utf-8"?>
<math xmlns="http://www.w3.org/1998/Math/MathML" display="inline">
  <mi>b</mi>
</math>
</file>

<file path=Formula-121/content.xml><?xml version="1.0" encoding="utf-8"?>
<math xmlns="http://www.w3.org/1998/Math/MathML" display="inline">
  <mrow>
    <mi>n</mi>
    <mo>=</mo>
    <mn>538</mn>
  </mrow>
</math>
</file>

<file path=Formula-122/content.xml><?xml version="1.0" encoding="utf-8"?>
<math xmlns="http://www.w3.org/1998/Math/MathML" display="inline">
  <mrow>
    <mi>n</mi>
    <mo>=</mo>
    <mn>507</mn>
  </mrow>
</math>
</file>

<file path=Formula-123/content.xml><?xml version="1.0" encoding="utf-8"?>
<math xmlns="http://www.w3.org/1998/Math/MathML" display="inline">
  <mrow>
    <mi>n</mi>
    <mo>=</mo>
    <mn>633</mn>
  </mrow>
</math>
</file>

<file path=Formula-124/content.xml><?xml version="1.0" encoding="utf-8"?>
<math xmlns="http://www.w3.org/1998/Math/MathML" display="inline">
  <mrow>
    <mi>n</mi>
    <mo>=</mo>
    <mn>486</mn>
  </mrow>
</math>
</file>

<file path=Formula-125/content.xml><?xml version="1.0" encoding="utf-8"?>
<math xmlns="http://www.w3.org/1998/Math/MathML" display="inline">
  <mrow>
    <mi>n</mi>
    <mo>=</mo>
    <mn>276</mn>
  </mrow>
</math>
</file>

<file path=Formula-126/content.xml><?xml version="1.0" encoding="utf-8"?>
<math xmlns="http://www.w3.org/1998/Math/MathML" display="inline">
  <mrow>
    <mi>n</mi>
    <mo>=</mo>
    <mn>191</mn>
  </mrow>
</math>
</file>

<file path=Formula-127/content.xml><?xml version="1.0" encoding="utf-8"?>
<math xmlns="http://www.w3.org/1998/Math/MathML" display="inline">
  <mrow>
    <mi>n</mi>
    <mo>=</mo>
    <mn>446</mn>
  </mrow>
</math>
</file>

<file path=Formula-128/content.xml><?xml version="1.0" encoding="utf-8"?>
<math xmlns="http://www.w3.org/1998/Math/MathML" display="inline">
  <mrow>
    <mi>n</mi>
    <mo>=</mo>
    <mn>452</mn>
  </mrow>
</math>
</file>

<file path=Formula-129/content.xml><?xml version="1.0" encoding="utf-8"?>
<math xmlns="http://www.w3.org/1998/Math/MathML" display="inline">
  <mrow>
    <mi>n</mi>
    <mo>=</mo>
    <mn>2573</mn>
  </mrow>
</math>
</file>

<file path=Formula-13/content.xml><?xml version="1.0" encoding="utf-8"?>
<math xmlns="http://www.w3.org/1998/Math/MathML" display="inline">
  <mrow>
    <mi>L</mi>
    <msub>
      <mi>D</mi>
      <mn>50</mn>
    </msub>
  </mrow>
</math>
</file>

<file path=Formula-130/content.xml><?xml version="1.0" encoding="utf-8"?>
<math xmlns="http://www.w3.org/1998/Math/MathML" display="inline">
  <mrow>
    <mi>n</mi>
    <mo>=</mo>
    <mn>2440</mn>
  </mrow>
</math>
</file>

<file path=Formula-132/content.xml><?xml version="1.0" encoding="utf-8"?>
<math xmlns="http://www.w3.org/1998/Math/MathML" display="inline">
  <mrow>
    <msub>
      <mi>μ</mi>
      <mi>p</mi>
    </msub>
    <mo>=</mo>
    <mn>10</mn>
  </mrow>
</math>
</file>

<file path=Formula-133/content.xml><?xml version="1.0" encoding="utf-8"?>
<math xmlns="http://www.w3.org/1998/Math/MathML" display="inline">
  <msub>
    <mi>k</mi>
    <mi>p</mi>
  </msub>
</math>
</file>

<file path=Formula-134/content.xml><?xml version="1.0" encoding="utf-8"?>
<math xmlns="http://www.w3.org/1998/Math/MathML" display="inline">
  <mrow>
    <mi>α</mi>
    <mo>=</mo>
    <mn>0</mn>
    <mo>.</mo>
    <mn>05</mn>
  </mrow>
</math>
</file>

<file path=Formula-135/content.xml><?xml version="1.0" encoding="utf-8"?>
<math xmlns="http://www.w3.org/1998/Math/MathML" display="inline">
  <mrow>
    <msub>
      <mi>μ</mi>
      <mi>p</mi>
    </msub>
    <mo>=</mo>
    <mn>10</mn>
  </mrow>
</math>
</file>

<file path=Formula-136/content.xml><?xml version="1.0" encoding="utf-8"?>
<math xmlns="http://www.w3.org/1998/Math/MathML" display="inline">
  <msub>
    <mi>k</mi>
    <mi>p</mi>
  </msub>
</math>
</file>

<file path=Formula-137/content.xml><?xml version="1.0" encoding="utf-8"?>
<math xmlns="http://www.w3.org/1998/Math/MathML" display="inline">
  <mrow>
    <mi>L</mi>
    <msub>
      <mi>D</mi>
      <mn>50</mn>
    </msub>
  </mrow>
</math>
</file>

<file path=Formula-138/content.xml><?xml version="1.0" encoding="utf-8"?>
<math xmlns="http://www.w3.org/1998/Math/MathML" display="inline">
  <mrow>
    <mi>L</mi>
    <msub>
      <mi>D</mi>
      <mn>50</mn>
    </msub>
  </mrow>
</math>
</file>

<file path=Formula-139/content.xml><?xml version="1.0" encoding="utf-8"?>
<math xmlns="http://www.w3.org/1998/Math/MathML" display="inline">
  <mrow>
    <mi>L</mi>
    <msub>
      <mi>D</mi>
      <mn>50</mn>
    </msub>
  </mrow>
</math>
</file>

<file path=Formula-14/content.xml><?xml version="1.0" encoding="utf-8"?>
<math xmlns="http://www.w3.org/1998/Math/MathML" display="inline">
  <mi>x</mi>
</math>
</file>

<file path=Formula-140/content.xml><?xml version="1.0" encoding="utf-8"?>
<math xmlns="http://www.w3.org/1998/Math/MathML" display="inline">
  <mrow>
    <msub>
      <mi>μ</mi>
      <mi>p</mi>
    </msub>
    <mo>=</mo>
    <mn>10</mn>
  </mrow>
</math>
</file>

<file path=Formula-141/content.xml><?xml version="1.0" encoding="utf-8"?>
<math xmlns="http://www.w3.org/1998/Math/MathML" display="inline">
  <msub>
    <mi>k</mi>
    <mi>p</mi>
  </msub>
</math>
</file>

<file path=Formula-142/content.xml><?xml version="1.0" encoding="utf-8"?>
<math xmlns="http://www.w3.org/1998/Math/MathML" display="inline">
  <mi>a</mi>
</math>
</file>

<file path=Formula-143/content.xml><?xml version="1.0" encoding="utf-8"?>
<math xmlns="http://www.w3.org/1998/Math/MathML" display="inline">
  <mi>a</mi>
</math>
</file>

<file path=Formula-144/content.xml><?xml version="1.0" encoding="utf-8"?>
<math xmlns="http://www.w3.org/1998/Math/MathML" display="inline">
  <mi>a</mi>
</math>
</file>

<file path=Formula-15/content.xml><?xml version="1.0" encoding="utf-8"?>
<math xmlns="http://www.w3.org/1998/Math/MathML" display="inline">
  <mrow>
    <mi>g</mi>
    <mo stretchy="false" form="prefix">(</mo>
    <mi>x</mi>
    <mo>;</mo>
    <msub>
      <mi>μ</mi>
      <mi>p</mi>
    </msub>
    <mo>,</mo>
    <msub>
      <mi>k</mi>
      <mi>p</mi>
    </msub>
    <mo stretchy="false" form="postfix">)</mo>
    <mo>*</mo>
    <msub>
      <mi>N</mi>
      <mi>p</mi>
    </msub>
  </mrow>
</math>
</file>

<file path=Formula-16/content.xml><?xml version="1.0" encoding="utf-8"?>
<math xmlns="http://www.w3.org/1998/Math/MathML" display="inline">
  <mrow>
    <mi>g</mi>
    <mo stretchy="false" form="prefix">(</mo>
    <mi>x</mi>
    <mo>;</mo>
    <mo>⋅</mo>
    <mo stretchy="false" form="postfix">)</mo>
  </mrow>
</math>
</file>

<file path=Formula-17/content.xml><?xml version="1.0" encoding="utf-8"?>
<math xmlns="http://www.w3.org/1998/Math/MathML" display="inline">
  <mi>x</mi>
</math>
</file>

<file path=Formula-18/content.xml><?xml version="1.0" encoding="utf-8"?>
<math xmlns="http://www.w3.org/1998/Math/MathML" display="inline">
  <mi>a</mi>
</math>
</file>

<file path=Formula-19/content.xml><?xml version="1.0" encoding="utf-8"?>
<math xmlns="http://www.w3.org/1998/Math/MathML" display="inline">
  <mi>b</mi>
</math>
</file>

<file path=Formula-2/content.xml><?xml version="1.0" encoding="utf-8"?>
<math xmlns="http://www.w3.org/1998/Math/MathML" display="inline">
  <msub>
    <mi>μ</mi>
    <mi>p</mi>
  </msub>
</math>
</file>

<file path=Formula-20/content.xml><?xml version="1.0" encoding="utf-8"?>
<math xmlns="http://www.w3.org/1998/Math/MathML" display="inline">
  <mrow>
    <mi>L</mi>
    <msub>
      <mi>D</mi>
      <mn>50</mn>
    </msub>
  </mrow>
</math>
</file>

<file path=Formula-21/content.xml><?xml version="1.0" encoding="utf-8"?>
<math xmlns="http://www.w3.org/1998/Math/MathML" display="inline">
  <msup>
    <mi>χ</mi>
    <mn>2</mn>
  </msup>
</math>
</file>

<file path=Formula-22/content.xml><?xml version="1.0" encoding="utf-8"?>
<math xmlns="http://www.w3.org/1998/Math/MathML" display="inline">
  <mrow>
    <mi>g</mi>
    <mo stretchy="false" form="prefix">(</mo>
    <mi>x</mi>
    <mo>;</mo>
    <msub>
      <mi>μ</mi>
      <mi>p</mi>
    </msub>
    <mo>=</mo>
    <mn>100</mn>
    <mo>,</mo>
    <msub>
      <mi>k</mi>
      <mi>p</mi>
    </msub>
    <mo>=</mo>
    <mn>1</mn>
    <mo stretchy="false" form="postfix">)</mo>
    <mo>*</mo>
    <mn>50</mn>
  </mrow>
</math>
</file>

<file path=Formula-23/content.xml><?xml version="1.0" encoding="utf-8"?>
<math xmlns="http://www.w3.org/1998/Math/MathML" display="inline">
  <mi>x</mi>
</math>
</file>

<file path=Formula-24/content.xml><?xml version="1.0" encoding="utf-8"?>
<math xmlns="http://www.w3.org/1998/Math/MathML" display="inline">
  <mrow>
    <mi>g</mi>
    <mo stretchy="false" form="prefix">(</mo>
    <mi>x</mi>
    <mo>;</mo>
    <msub>
      <mi>μ</mi>
      <mi>p</mi>
    </msub>
    <mo>,</mo>
    <msub>
      <mi>k</mi>
      <mi>p</mi>
    </msub>
    <mo stretchy="false" form="postfix">)</mo>
  </mrow>
</math>
</file>

<file path=Formula-25/content.xml><?xml version="1.0" encoding="utf-8"?>
<math xmlns="http://www.w3.org/1998/Math/MathML" display="inline">
  <msub>
    <mi>μ</mi>
    <mi>p</mi>
  </msub>
</math>
</file>

<file path=Formula-26/content.xml><?xml version="1.0" encoding="utf-8"?>
<math xmlns="http://www.w3.org/1998/Math/MathML" display="inline">
  <msub>
    <mi>k</mi>
    <mi>p</mi>
  </msub>
</math>
</file>

<file path=Formula-27/content.xml><?xml version="1.0" encoding="utf-8"?>
<math xmlns="http://www.w3.org/1998/Math/MathML" display="inline">
  <mi>a</mi>
</math>
</file>

<file path=Formula-28/content.xml><?xml version="1.0" encoding="utf-8"?>
<math xmlns="http://www.w3.org/1998/Math/MathML" display="inline">
  <mi>b</mi>
</math>
</file>

<file path=Formula-29/content.xml><?xml version="1.0" encoding="utf-8"?>
<math xmlns="http://www.w3.org/1998/Math/MathML" display="inline">
  <mi>x</mi>
</math>
</file>

<file path=Formula-3/content.xml><?xml version="1.0" encoding="utf-8"?>
<math xmlns="http://www.w3.org/1998/Math/MathML" display="inline">
  <msub>
    <mi>k</mi>
    <mi>p</mi>
  </msub>
</math>
</file>

<file path=Formula-30/content.xml><?xml version="1.0" encoding="utf-8"?>
<math xmlns="http://www.w3.org/1998/Math/MathML" display="block">
  <mrow>
    <mi>P</mi>
    <mo stretchy="false" form="prefix">(</mo>
    <mi>x</mi>
    <mo stretchy="false" form="prefix">|</mo>
    <mtext mathvariant="normal">survival</mtext>
    <mo stretchy="false" form="postfix">)</mo>
    <mo>=</mo>
    <mstyle displaystyle="true">
      <mfrac>
        <mrow>
          <mi>P</mi>
          <mo stretchy="false" form="prefix">(</mo>
          <mtext mathvariant="normal">survival</mtext>
          <mo stretchy="false" form="prefix">|</mo>
          <mi>x</mi>
          <mo stretchy="false" form="postfix">)</mo>
          <mo>*</mo>
          <mi>P</mi>
          <mo stretchy="false" form="prefix">(</mo>
          <mi>x</mi>
          <mo stretchy="false" form="postfix">)</mo>
        </mrow>
        <mrow>
          <mi>P</mi>
          <mo stretchy="false" form="prefix">(</mo>
          <mtext mathvariant="normal">survival</mtext>
          <mo stretchy="false" form="postfix">)</mo>
        </mrow>
      </mfrac>
    </mstyle>
  </mrow>
</math>
</file>

<file path=Formula-31/content.xml><?xml version="1.0" encoding="utf-8"?>
<math xmlns="http://www.w3.org/1998/Math/MathML" display="inline">
  <mrow>
    <mi>P</mi>
    <mo stretchy="false" form="prefix">(</mo>
    <mtext mathvariant="normal">survival</mtext>
    <mo stretchy="false" form="prefix">|</mo>
    <mi>x</mi>
    <mo stretchy="false" form="postfix">)</mo>
  </mrow>
</math>
</file>

<file path=Formula-32/content.xml><?xml version="1.0" encoding="utf-8"?>
<math xmlns="http://www.w3.org/1998/Math/MathML" display="inline">
  <mrow>
    <mi>h</mi>
    <mo stretchy="false" form="prefix">(</mo>
    <mi>x</mi>
    <mo>;</mo>
    <mi>a</mi>
    <mo>,</mo>
    <mi>b</mi>
    <mo stretchy="false" form="postfix">)</mo>
  </mrow>
</math>
</file>

<file path=Formula-33/content.xml><?xml version="1.0" encoding="utf-8"?>
<math xmlns="http://www.w3.org/1998/Math/MathML" display="inline">
  <mrow>
    <mi>P</mi>
    <mo stretchy="false" form="prefix">(</mo>
    <mi>x</mi>
    <mo stretchy="false" form="postfix">)</mo>
  </mrow>
</math>
</file>

<file path=Formula-34/content.xml><?xml version="1.0" encoding="utf-8"?>
<math xmlns="http://www.w3.org/1998/Math/MathML" display="inline">
  <mrow>
    <mi>g</mi>
    <mo stretchy="false" form="prefix">(</mo>
    <mi>x</mi>
    <mo>;</mo>
    <msub>
      <mi>μ</mi>
      <mi>p</mi>
    </msub>
    <mo>,</mo>
    <msub>
      <mi>k</mi>
      <mi>p</mi>
    </msub>
    <mo stretchy="false" form="postfix">)</mo>
  </mrow>
</math>
</file>

<file path=Formula-35/content.xml><?xml version="1.0" encoding="utf-8"?>
<math xmlns="http://www.w3.org/1998/Math/MathML" display="inline">
  <mrow>
    <mi>P</mi>
    <mo stretchy="false" form="prefix">(</mo>
    <mtext mathvariant="normal">survival</mtext>
    <mo stretchy="false" form="postfix">)</mo>
    <mo>=</mo>
    <msubsup>
      <mo>∑</mo>
      <mn>0</mn>
      <mo>∞</mo>
    </msubsup>
    <mi>P</mi>
    <mo stretchy="false" form="prefix">(</mo>
    <mtext mathvariant="normal">survival</mtext>
    <mo stretchy="false" form="prefix">|</mo>
    <mi>x</mi>
    <mo stretchy="false" form="postfix">)</mo>
    <mo>*</mo>
    <mi>P</mi>
    <mo stretchy="false" form="prefix">(</mo>
    <mi>x</mi>
    <mo stretchy="false" form="postfix">)</mo>
    <mo>=</mo>
    <msubsup>
      <mo>∑</mo>
      <mrow>
        <mi>x</mi>
        <mo>=</mo>
        <mn>0</mn>
      </mrow>
      <mo>∞</mo>
    </msubsup>
    <mi>h</mi>
    <mo stretchy="false" form="prefix">(</mo>
    <mi>x</mi>
    <mo>;</mo>
    <mi>a</mi>
    <mo>,</mo>
    <mi>b</mi>
    <mo stretchy="false" form="postfix">)</mo>
    <mo>*</mo>
    <mi>g</mi>
    <mo stretchy="false" form="prefix">(</mo>
    <mi>x</mi>
    <mo>;</mo>
    <msub>
      <mi>μ</mi>
      <mi>p</mi>
    </msub>
    <mo>,</mo>
    <msub>
      <mi>k</mi>
      <mi>p</mi>
    </msub>
    <mo stretchy="false" form="postfix">)</mo>
  </mrow>
</math>
</file>

<file path=Formula-36/content.xml><?xml version="1.0" encoding="utf-8"?>
<math xmlns="http://www.w3.org/1998/Math/MathML" display="block">
  <mrow>
    <mi>P</mi>
    <mo stretchy="false" form="prefix">(</mo>
    <mi>x</mi>
    <mo stretchy="false" form="prefix">|</mo>
    <mtext mathvariant="normal">survival</mtext>
    <mo stretchy="false" form="postfix">)</mo>
    <mo>=</mo>
    <mstyle displaystyle="true">
      <mfrac>
        <mrow>
          <mi>h</mi>
          <mo stretchy="false" form="prefix">(</mo>
          <mi>x</mi>
          <mo>;</mo>
          <mi>a</mi>
          <mo>,</mo>
          <mi>b</mi>
          <mo stretchy="false" form="postfix">)</mo>
          <mo>*</mo>
          <mi>g</mi>
          <mo stretchy="false" form="prefix">(</mo>
          <mi>x</mi>
          <mo>;</mo>
          <msub>
            <mi>μ</mi>
            <mi>p</mi>
          </msub>
          <mo>,</mo>
          <msub>
            <mi>k</mi>
            <mi>p</mi>
          </msub>
          <mo stretchy="false" form="postfix">)</mo>
        </mrow>
        <mrow>
          <munderover>
            <mo>∑</mo>
            <mrow>
              <mi>x</mi>
              <mo>=</mo>
              <mn>0</mn>
            </mrow>
            <mo>∞</mo>
          </munderover>
          <mi>h</mi>
          <mo stretchy="false" form="prefix">(</mo>
          <mi>x</mi>
          <mo>;</mo>
          <mi>a</mi>
          <mo>,</mo>
          <mi>b</mi>
          <mo stretchy="false" form="postfix">)</mo>
          <mo>*</mo>
          <mi>g</mi>
          <mo stretchy="false" form="prefix">(</mo>
          <mi>x</mi>
          <mo>;</mo>
          <msub>
            <mi>μ</mi>
            <mi>p</mi>
          </msub>
          <mo>,</mo>
          <msub>
            <mi>k</mi>
            <mi>p</mi>
          </msub>
          <mo stretchy="false" form="postfix">)</mo>
        </mrow>
      </mfrac>
    </mstyle>
  </mrow>
</math>
</file>

<file path=Formula-37/content.xml><?xml version="1.0" encoding="utf-8"?>
<math xmlns="http://www.w3.org/1998/Math/MathML" display="inline">
  <msub>
    <mi>μ</mi>
    <mi>p</mi>
  </msub>
</math>
</file>

<file path=Formula-38/content.xml><?xml version="1.0" encoding="utf-8"?>
<math xmlns="http://www.w3.org/1998/Math/MathML" display="inline">
  <msub>
    <mi>k</mi>
    <mi>p</mi>
  </msub>
</math>
</file>

<file path=Formula-39/content.xml><?xml version="1.0" encoding="utf-8"?>
<math xmlns="http://www.w3.org/1998/Math/MathML" display="inline">
  <mi>a</mi>
</math>
</file>

<file path=Formula-4/content.xml><?xml version="1.0" encoding="utf-8"?>
<math xmlns="http://www.w3.org/1998/Math/MathML" display="inline">
  <msub>
    <mi>k</mi>
    <mi>p</mi>
  </msub>
</math>
</file>

<file path=Formula-40/content.xml><?xml version="1.0" encoding="utf-8"?>
<math xmlns="http://www.w3.org/1998/Math/MathML" display="inline">
  <mi>b</mi>
</math>
</file>

<file path=Formula-41/content.xml><?xml version="1.0" encoding="utf-8"?>
<math xmlns="http://www.w3.org/1998/Math/MathML" display="inline">
  <msub>
    <mi>μ</mi>
    <mi>p</mi>
  </msub>
</math>
</file>

<file path=Formula-42/content.xml><?xml version="1.0" encoding="utf-8"?>
<math xmlns="http://www.w3.org/1998/Math/MathML" display="inline">
  <msub>
    <mi>k</mi>
    <mi>p</mi>
  </msub>
</math>
</file>

<file path=Formula-43/content.xml><?xml version="1.0" encoding="utf-8"?>
<math xmlns="http://www.w3.org/1998/Math/MathML" display="inline">
  <mi>a</mi>
</math>
</file>

<file path=Formula-44/content.xml><?xml version="1.0" encoding="utf-8"?>
<math xmlns="http://www.w3.org/1998/Math/MathML" display="inline">
  <mi>b</mi>
</math>
</file>

<file path=Formula-45/content.xml><?xml version="1.0" encoding="utf-8"?>
<math xmlns="http://www.w3.org/1998/Math/MathML" display="inline">
  <mrow>
    <mi>L</mi>
    <msub>
      <mi>D</mi>
      <mn>50</mn>
    </msub>
  </mrow>
</math>
</file>

<file path=Formula-46/content.xml><?xml version="1.0" encoding="utf-8"?>
<math xmlns="http://www.w3.org/1998/Math/MathML" display="inline">
  <msup>
    <mi>χ</mi>
    <mn>2</mn>
  </msup>
</math>
</file>

<file path=Formula-47/content.xml><?xml version="1.0" encoding="utf-8"?>
<math xmlns="http://www.w3.org/1998/Math/MathML" display="inline">
  <msub>
    <mi>N</mi>
    <mi>p</mi>
  </msub>
</math>
</file>

<file path=Formula-48/content.xml><?xml version="1.0" encoding="utf-8"?>
<math xmlns="http://www.w3.org/1998/Math/MathML" display="inline">
  <msub>
    <mi>μ</mi>
    <mi>p</mi>
  </msub>
</math>
</file>

<file path=Formula-49/content.xml><?xml version="1.0" encoding="utf-8"?>
<math xmlns="http://www.w3.org/1998/Math/MathML" display="inline">
  <msub>
    <mi>k</mi>
    <mi>p</mi>
  </msub>
</math>
</file>

<file path=Formula-5/content.xml><?xml version="1.0" encoding="utf-8"?>
<math xmlns="http://www.w3.org/1998/Math/MathML" display="inline">
  <msub>
    <mi>k</mi>
    <mi>p</mi>
  </msub>
</math>
</file>

<file path=Formula-50/content.xml><?xml version="1.0" encoding="utf-8"?>
<math xmlns="http://www.w3.org/1998/Math/MathML" display="inline">
  <mi>a</mi>
</math>
</file>

<file path=Formula-51/content.xml><?xml version="1.0" encoding="utf-8"?>
<math xmlns="http://www.w3.org/1998/Math/MathML" display="inline">
  <mi>b</mi>
</math>
</file>

<file path=Formula-52/content.xml><?xml version="1.0" encoding="utf-8"?>
<math xmlns="http://www.w3.org/1998/Math/MathML" display="inline">
  <msub>
    <mi>N</mi>
    <mi>p</mi>
  </msub>
</math>
</file>

<file path=Formula-53/content.xml><?xml version="1.0" encoding="utf-8"?>
<math xmlns="http://www.w3.org/1998/Math/MathML" display="inline">
  <msub>
    <mi>N</mi>
    <mi>p</mi>
  </msub>
</math>
</file>

<file path=Formula-54/content.xml><?xml version="1.0" encoding="utf-8"?>
<math xmlns="http://www.w3.org/1998/Math/MathML" display="inline">
  <msub>
    <mi>N</mi>
    <mi>p</mi>
  </msub>
</math>
</file>

<file path=Formula-55/content.xml><?xml version="1.0" encoding="utf-8"?>
<math xmlns="http://www.w3.org/1998/Math/MathML" display="inline">
  <msub>
    <mi>μ</mi>
    <mi>p</mi>
  </msub>
</math>
</file>

<file path=Formula-56/content.xml><?xml version="1.0" encoding="utf-8"?>
<math xmlns="http://www.w3.org/1998/Math/MathML" display="inline">
  <msub>
    <mi>k</mi>
    <mi>p</mi>
  </msub>
</math>
</file>

<file path=Formula-57/content.xml><?xml version="1.0" encoding="utf-8"?>
<math xmlns="http://www.w3.org/1998/Math/MathML" display="inline">
  <msub>
    <mi>N</mi>
    <mi>p</mi>
  </msub>
</math>
</file>

<file path=Formula-58/content.xml><?xml version="1.0" encoding="utf-8"?>
<math xmlns="http://www.w3.org/1998/Math/MathML" display="inline">
  <msub>
    <mi>μ</mi>
    <mi>p</mi>
  </msub>
</math>
</file>

<file path=Formula-59/content.xml><?xml version="1.0" encoding="utf-8"?>
<math xmlns="http://www.w3.org/1998/Math/MathML" display="inline">
  <msub>
    <mi>k</mi>
    <mi>p</mi>
  </msub>
</math>
</file>

<file path=Formula-6/content.xml><?xml version="1.0" encoding="utf-8"?>
<math xmlns="http://www.w3.org/1998/Math/MathML" display="block">
  <mrow>
    <mi>h</mi>
    <mo stretchy="false" form="prefix">(</mo>
    <mi>x</mi>
    <mo stretchy="false" form="prefix">|</mo>
    <mi>a</mi>
    <mo>,</mo>
    <mi>b</mi>
    <mo stretchy="false" form="postfix">)</mo>
    <mo>=</mo>
    <msub>
      <mi>h</mi>
      <mi>x</mi>
    </msub>
    <mo>=</mo>
    <mstyle displaystyle="true">
      <mfrac>
        <msup>
          <mi>e</mi>
          <mrow>
            <mi>a</mi>
            <mo>−</mo>
            <mi>b</mi>
            <mi>log</mi>
            <mo stretchy="false" form="prefix">(</mo>
            <mi>x</mi>
            <mo stretchy="false" form="postfix">)</mo>
          </mrow>
        </msup>
        <mrow>
          <mn>1</mn>
          <mo>+</mo>
          <msup>
            <mi>e</mi>
            <mrow>
              <mi>a</mi>
              <mo>−</mo>
              <mi>b</mi>
              <mi>log</mi>
              <mo stretchy="false" form="prefix">(</mo>
              <mi>x</mi>
              <mo stretchy="false" form="postfix">)</mo>
            </mrow>
          </msup>
        </mrow>
      </mfrac>
    </mstyle>
  </mrow>
</math>
</file>

<file path=Formula-60/content.xml><?xml version="1.0" encoding="utf-8"?>
<math xmlns="http://www.w3.org/1998/Math/MathML" display="inline">
  <msub>
    <mi>N</mi>
    <mi>p</mi>
  </msub>
</math>
</file>

<file path=Formula-61/content.xml><?xml version="1.0" encoding="utf-8"?>
<math xmlns="http://www.w3.org/1998/Math/MathML" display="inline">
  <msub>
    <mi>μ</mi>
    <mi>p</mi>
  </msub>
</math>
</file>

<file path=Formula-62/content.xml><?xml version="1.0" encoding="utf-8"?>
<math xmlns="http://www.w3.org/1998/Math/MathML" display="inline">
  <msub>
    <mi>k</mi>
    <mi>p</mi>
  </msub>
</math>
</file>

<file path=Formula-63/content.xml><?xml version="1.0" encoding="utf-8"?>
<math xmlns="http://www.w3.org/1998/Math/MathML" display="inline">
  <msub>
    <mi>N</mi>
    <mi>p</mi>
  </msub>
</math>
</file>

<file path=Formula-64/content.xml><?xml version="1.0" encoding="utf-8"?>
<math xmlns="http://www.w3.org/1998/Math/MathML" display="inline">
  <msub>
    <mi>μ</mi>
    <mi>p</mi>
  </msub>
</math>
</file>

<file path=Formula-65/content.xml><?xml version="1.0" encoding="utf-8"?>
<math xmlns="http://www.w3.org/1998/Math/MathML" display="inline">
  <msub>
    <mi>k</mi>
    <mi>p</mi>
  </msub>
</math>
</file>

<file path=Formula-66/content.xml><?xml version="1.0" encoding="utf-8"?>
<math xmlns="http://www.w3.org/1998/Math/MathML" display="inline">
  <msub>
    <mi>μ</mi>
    <mi>p</mi>
  </msub>
</math>
</file>

<file path=Formula-67/content.xml><?xml version="1.0" encoding="utf-8"?>
<math xmlns="http://www.w3.org/1998/Math/MathML" display="inline">
  <msub>
    <mi>k</mi>
    <mi>p</mi>
  </msub>
</math>
</file>

<file path=Formula-68/content.xml><?xml version="1.0" encoding="utf-8"?>
<math xmlns="http://www.w3.org/1998/Math/MathML" display="inline">
  <mi>a</mi>
</math>
</file>

<file path=Formula-69/content.xml><?xml version="1.0" encoding="utf-8"?>
<math xmlns="http://www.w3.org/1998/Math/MathML" display="inline">
  <mi>b</mi>
</math>
</file>

<file path=Formula-7/content.xml><?xml version="1.0" encoding="utf-8"?>
<math xmlns="http://www.w3.org/1998/Math/MathML" display="inline">
  <mi>x</mi>
</math>
</file>

<file path=Formula-70/content.xml><?xml version="1.0" encoding="utf-8"?>
<math xmlns="http://www.w3.org/1998/Math/MathML" display="inline">
  <msub>
    <mi>μ</mi>
    <mi>p</mi>
  </msub>
</math>
</file>

<file path=Formula-71/content.xml><?xml version="1.0" encoding="utf-8"?>
<math xmlns="http://www.w3.org/1998/Math/MathML" display="inline">
  <msub>
    <mi>μ</mi>
    <mi>p</mi>
  </msub>
</math>
</file>

<file path=Formula-72/content.xml><?xml version="1.0" encoding="utf-8"?>
<math xmlns="http://www.w3.org/1998/Math/MathML" display="inline">
  <msub>
    <mi>μ</mi>
    <mi>p</mi>
  </msub>
</math>
</file>

<file path=Formula-73/content.xml><?xml version="1.0" encoding="utf-8"?>
<math xmlns="http://www.w3.org/1998/Math/MathML" display="inline">
  <mrow>
    <mi>L</mi>
    <msub>
      <mi>D</mi>
      <mn>50</mn>
    </msub>
  </mrow>
</math>
</file>

<file path=Formula-74/content.xml><?xml version="1.0" encoding="utf-8"?>
<math xmlns="http://www.w3.org/1998/Math/MathML" display="inline">
  <mrow>
    <msub>
      <mi>μ</mi>
      <mi>p</mi>
    </msub>
    <mo>=</mo>
    <mn>10</mn>
  </mrow>
</math>
</file>

<file path=Formula-75/content.xml><?xml version="1.0" encoding="utf-8"?>
<math xmlns="http://www.w3.org/1998/Math/MathML" display="inline">
  <mrow>
    <mi>L</mi>
    <msub>
      <mi>D</mi>
      <mn>50</mn>
    </msub>
    <mo>=</mo>
    <mn>7</mn>
    <mo>.</mo>
    <mn>39</mn>
  </mrow>
</math>
</file>

<file path=Formula-76/content.xml><?xml version="1.0" encoding="utf-8"?>
<math xmlns="http://www.w3.org/1998/Math/MathML" display="inline">
  <mrow>
    <msub>
      <mi>μ</mi>
      <mi>p</mi>
    </msub>
    <mo>=</mo>
    <mn>50</mn>
  </mrow>
</math>
</file>

<file path=Formula-77/content.xml><?xml version="1.0" encoding="utf-8"?>
<math xmlns="http://www.w3.org/1998/Math/MathML" display="inline">
  <mrow>
    <mi>L</mi>
    <msub>
      <mi>D</mi>
      <mn>50</mn>
    </msub>
    <mo>=</mo>
    <mn>35</mn>
    <mo>.</mo>
    <mn>57</mn>
  </mrow>
</math>
</file>

<file path=Formula-78/content.xml><?xml version="1.0" encoding="utf-8"?>
<math xmlns="http://www.w3.org/1998/Math/MathML" display="inline">
  <mrow>
    <msub>
      <mi>μ</mi>
      <mi>p</mi>
    </msub>
    <mo>=</mo>
    <mn>100</mn>
  </mrow>
</math>
</file>

<file path=Formula-79/content.xml><?xml version="1.0" encoding="utf-8"?>
<math xmlns="http://www.w3.org/1998/Math/MathML" display="inline">
  <mrow>
    <mi>L</mi>
    <msub>
      <mi>D</mi>
      <mn>50</mn>
    </msub>
    <mo>=</mo>
    <mn>77</mn>
    <mo>.</mo>
    <mn>3</mn>
  </mrow>
</math>
</file>

<file path=Formula-8/content.xml><?xml version="1.0" encoding="utf-8"?>
<math xmlns="http://www.w3.org/1998/Math/MathML" display="inline">
  <mi>a</mi>
</math>
</file>

<file path=Formula-80/content.xml><?xml version="1.0" encoding="utf-8"?>
<math xmlns="http://www.w3.org/1998/Math/MathML" display="inline">
  <mi>a</mi>
</math>
</file>

<file path=Formula-81/content.xml><?xml version="1.0" encoding="utf-8"?>
<math xmlns="http://www.w3.org/1998/Math/MathML" display="inline">
  <mi>b</mi>
</math>
</file>

<file path=Formula-82/content.xml><?xml version="1.0" encoding="utf-8"?>
<math xmlns="http://www.w3.org/1998/Math/MathML" display="inline">
  <msub>
    <mi>μ</mi>
    <mi>p</mi>
  </msub>
</math>
</file>

<file path=Formula-83/content.xml><?xml version="1.0" encoding="utf-8"?>
<math xmlns="http://www.w3.org/1998/Math/MathML" display="inline">
  <mrow>
    <msub>
      <mi>k</mi>
      <mi>p</mi>
    </msub>
    <mo>=</mo>
    <mn>0</mn>
    <mo>.</mo>
    <mn>1</mn>
  </mrow>
</math>
</file>

<file path=Formula-84/content.xml><?xml version="1.0" encoding="utf-8"?>
<math xmlns="http://www.w3.org/1998/Math/MathML" display="inline">
  <mrow>
    <mi>α</mi>
    <mo>=</mo>
    <mn>0</mn>
    <mo>.</mo>
    <mn>05</mn>
  </mrow>
</math>
</file>

<file path=Formula-85/content.xml><?xml version="1.0" encoding="utf-8"?>
<math xmlns="http://www.w3.org/1998/Math/MathML" display="inline">
  <msub>
    <mi>N</mi>
    <mi>p</mi>
  </msub>
</math>
</file>

<file path=Formula-86/content.xml><?xml version="1.0" encoding="utf-8"?>
<math xmlns="http://www.w3.org/1998/Math/MathML" display="inline">
  <msub>
    <mi>N</mi>
    <mi>p</mi>
  </msub>
</math>
</file>

<file path=Formula-87/content.xml><?xml version="1.0" encoding="utf-8"?>
<math xmlns="http://www.w3.org/1998/Math/MathML" display="inline">
  <msub>
    <mi>N</mi>
    <mi>p</mi>
  </msub>
</math>
</file>

<file path=Formula-88/content.xml><?xml version="1.0" encoding="utf-8"?>
<math xmlns="http://www.w3.org/1998/Math/MathML" display="inline">
  <mrow>
    <mi>L</mi>
    <msub>
      <mi>D</mi>
      <mn>50</mn>
    </msub>
  </mrow>
</math>
</file>

<file path=Formula-89/content.xml><?xml version="1.0" encoding="utf-8"?>
<math xmlns="http://www.w3.org/1998/Math/MathML" display="inline">
  <mi>a</mi>
</math>
</file>

<file path=Formula-9/content.xml><?xml version="1.0" encoding="utf-8"?>
<math xmlns="http://www.w3.org/1998/Math/MathML" display="inline">
  <mi>b</mi>
</math>
</file>

<file path=Formula-90/content.xml><?xml version="1.0" encoding="utf-8"?>
<math xmlns="http://www.w3.org/1998/Math/MathML" display="inline">
  <mi>b</mi>
</math>
</file>

<file path=Formula-91/content.xml><?xml version="1.0" encoding="utf-8"?>
<math xmlns="http://www.w3.org/1998/Math/MathML" display="inline">
  <mi>a</mi>
</math>
</file>

<file path=Formula-92/content.xml><?xml version="1.0" encoding="utf-8"?>
<math xmlns="http://www.w3.org/1998/Math/MathML" display="inline">
  <mi>b</mi>
</math>
</file>

<file path=Formula-93/content.xml><?xml version="1.0" encoding="utf-8"?>
<math xmlns="http://www.w3.org/1998/Math/MathML" display="inline">
  <mrow>
    <mi>L</mi>
    <msub>
      <mi>D</mi>
      <mn>50</mn>
    </msub>
  </mrow>
</math>
</file>

<file path=Formula-94/content.xml><?xml version="1.0" encoding="utf-8"?>
<math xmlns="http://www.w3.org/1998/Math/MathML" display="inline">
  <msub>
    <mi>N</mi>
    <mi>p</mi>
  </msub>
</math>
</file>

<file path=Formula-95/content.xml><?xml version="1.0" encoding="utf-8"?>
<math xmlns="http://www.w3.org/1998/Math/MathML" display="inline">
  <mrow>
    <mi>L</mi>
    <msub>
      <mi>D</mi>
      <mn>50</mn>
    </msub>
  </mrow>
</math>
</file>

<file path=Formula-96/content.xml><?xml version="1.0" encoding="utf-8"?>
<math xmlns="http://www.w3.org/1998/Math/MathML" display="inline">
  <mrow>
    <mi>L</mi>
    <msub>
      <mi>D</mi>
      <mn>50</mn>
    </msub>
  </mrow>
</math>
</file>

<file path=Formula-97/content.xml><?xml version="1.0" encoding="utf-8"?>
<math xmlns="http://www.w3.org/1998/Math/MathML" display="inline">
  <mrow>
    <mi>L</mi>
    <msub>
      <mi>D</mi>
      <mn>50</mn>
    </msub>
  </mrow>
</math>
</file>

<file path=Formula-98/content.xml><?xml version="1.0" encoding="utf-8"?>
<math xmlns="http://www.w3.org/1998/Math/MathML" display="inline">
  <mrow>
    <msub>
      <mi>μ</mi>
      <mi>p</mi>
    </msub>
    <mo>=</mo>
    <mn>10</mn>
  </mrow>
</math>
</file>

<file path=Formula-99/content.xml><?xml version="1.0" encoding="utf-8"?>
<math xmlns="http://www.w3.org/1998/Math/MathML" display="inline">
  <mrow>
    <mi>L</mi>
    <msub>
      <mi>D</mi>
      <mn>50</mn>
    </msub>
  </mrow>
</math>
</file>